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1B6D000083F7000060BA383574FCC3130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3" style:family="graphic" style:parent-style-name="standard">
      <style:graphic-properties svg:stroke-width="0.053cm" draw:marker-start-width="0.279cm" draw:marker-end-width="0.279cm" draw:fill="solid" draw:fill-color="#e6e6ff" draw:textarea-horizontal-align="justify" draw:textarea-vertical-align="middle" draw:auto-grow-height="false" fo:min-height="0.995cm" fo:min-width="3.41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e6e6ff" draw:textarea-horizontal-align="justify" draw:textarea-vertical-align="middle" draw:auto-grow-height="false" fo:min-height="0.995cm" fo:min-width="3.41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solid" draw:fill-color="#e6e6ff" draw:textarea-horizontal-align="justify" draw:textarea-vertical-align="middle" draw:auto-grow-height="false" fo:min-height="0.994cm" fo:min-width="3.41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4586" draw:marker-start-width="0.279cm" draw:marker-end-width="0.279cm" draw:fill="solid" draw:fill-color="#e6e6ff" draw:textarea-horizontal-align="justify" draw:textarea-vertical-align="middle" draw:auto-grow-height="false" fo:min-height="0.994cm" fo:min-width="3.41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4586" draw:marker-start-width="0.279cm" draw:marker-end-width="0.279cm" draw:fill="solid" draw:fill-color="#e6e6ff" draw:textarea-horizontal-align="justify" draw:textarea-vertical-align="middle" draw:auto-grow-height="false" fo:min-height="0.994cm" fo:min-width="3.41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c5000b" draw:marker-start-width="0.279cm" draw:marker-end-width="0.279cm" draw:fill="solid" draw:fill-color="#e6e6ff" draw:textarea-horizontal-align="justify" draw:textarea-vertical-align="middle" draw:auto-grow-height="false" fo:min-height="0.994cm" fo:min-width="3.413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00458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.475cm" fo:min-width="0.2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gr13" style:family="graphic" style:parent-style-name="standard">
      <style:graphic-properties draw:textarea-horizontal-align="justify" draw:textarea-vertical-align="middle" draw:auto-grow-height="false" fo:min-height="0.475cm" fo:min-width="0.225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0.475cm" fo:min-width="0.225cm"/>
    </style:style>
    <style:style style:name="gr15" style:family="graphic" style:parent-style-name="standard">
      <style:graphic-properties draw:fill="solid" draw:fill-color="#ccffff" draw:textarea-horizontal-align="justify" draw:textarea-vertical-align="middle" draw:auto-grow-height="false" fo:min-height="0.475cm" fo:min-width="0.226cm"/>
    </style:style>
    <style:style style:name="gr16" style:family="graphic" style:parent-style-name="standard">
      <style:graphic-properties draw:textarea-horizontal-align="justify" draw:textarea-vertical-align="middle" draw:auto-grow-height="false" fo:min-height="0.475cm" fo:min-width="0.227cm"/>
    </style:style>
    <style:style style:name="gr17" style:family="graphic" style:parent-style-name="standard">
      <style:graphic-properties draw:fill="solid" draw:fill-color="#ccffff" draw:textarea-horizontal-align="justify" draw:textarea-vertical-align="middle" draw:auto-grow-height="false" fo:min-height="0.475cm" fo:min-width="0.22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</style:style>
    <style:style style:name="gr19" style:family="graphic" style:parent-style-name="standard">
      <style:graphic-properties draw:fill="none" draw:textarea-vertical-align="middle" draw:auto-grow-height="false" fo:min-height="4.029cm" fo:min-width="0cm"/>
    </style:style>
    <style:style style:name="gr20" style:family="graphic" style:parent-style-name="standard">
      <style:graphic-properties draw:fill="none" draw:textarea-vertical-align="middle" draw:auto-grow-height="false" fo:min-height="6.36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2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23" style:family="graphic" style:parent-style-name="standard">
      <style:graphic-properties svg:stroke-width="0.053cm" svg:stroke-color="#3465a4" draw:marker-start-width="0.279cm" draw:marker-end-width="0.279cm" draw:fill="solid" draw:fill-color="#e6e6ff" draw:textarea-horizontal-align="justify" draw:textarea-vertical-align="middle" draw:auto-grow-height="false" fo:min-height="0.995cm" fo:min-width="3.413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draw:marker-start-width="0.279cm" draw:marker-end-width="0.279cm" draw:fill="solid" draw:fill-color="#e6e6ff" draw:textarea-horizontal-align="justify" draw:textarea-vertical-align="middle" draw:auto-grow-height="false" fo:min-height="0.995cm" fo:min-width="3.411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4586" draw:marker-start-width="0.279cm" draw:marker-end-width="0.279cm" draw:fill="solid" draw:fill-color="#e6e6ff" draw:textarea-horizontal-align="justify" draw:textarea-vertical-align="middle" draw:auto-grow-height="false" fo:min-height="0.994cm" fo:min-width="3.413cm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justify" draw:textarea-vertical-align="middle" draw:auto-grow-height="false" fo:min-height="0.476cm" fo:min-width="0.225cm"/>
    </style:style>
    <style:style style:name="gr27" style:family="graphic" style:parent-style-name="standard">
      <style:graphic-properties draw:fill="solid" draw:fill-color="#ccffff" draw:textarea-horizontal-align="justify" draw:textarea-vertical-align="middle" draw:auto-grow-height="false" fo:min-height="0.476cm" fo:min-width="0.225cm"/>
    </style:style>
    <style:style style:name="gr28" style:family="graphic" style:parent-style-name="standard">
      <style:graphic-properties draw:textarea-horizontal-align="justify" draw:textarea-vertical-align="middle" draw:auto-grow-height="false" fo:min-height="0.476cm" fo:min-width="0.227cm"/>
    </style:style>
    <style:style style:name="gr29" style:family="graphic" style:parent-style-name="standard">
      <style:graphic-properties svg:stroke-color="#004586" draw:fill="solid" draw:fill-color="#729fcf" draw:textarea-horizontal-align="justify" draw:textarea-vertical-align="middle" draw:auto-grow-height="false" fo:min-height="0.476cm" fo:min-width="0.227cm"/>
    </style:style>
    <style:style style:name="gr30" style:family="graphic" style:parent-style-name="standard">
      <style:graphic-properties draw:fill-color="#ccffff" draw:textarea-horizontal-align="justify" draw:textarea-vertical-align="middle" draw:auto-grow-height="false" fo:min-height="0.476cm" fo:min-width="0.225cm"/>
    </style:style>
    <style:style style:name="gr31" style:family="graphic" style:parent-style-name="standard">
      <style:graphic-properties draw:fill="solid" draw:fill-color="#ccffff" draw:textarea-horizontal-align="justify" draw:textarea-vertical-align="middle" draw:auto-grow-height="false" fo:min-height="0.476cm" fo:min-width="0.227cm"/>
    </style:style>
    <style:style style:name="gr32" style:family="graphic" style:parent-style-name="standard">
      <style:graphic-properties draw:fill="solid" draw:fill-color="#729fcf" draw:textarea-horizontal-align="justify" draw:textarea-vertical-align="middle" draw:auto-grow-height="false" fo:min-height="0.476cm" fo:min-width="0.225cm"/>
    </style:style>
    <style:style style:name="gr33" style:family="graphic" style:parent-style-name="standard">
      <style:graphic-properties draw:textarea-horizontal-align="justify" draw:textarea-vertical-align="middle" draw:auto-grow-height="false" fo:min-height="0.476cm" fo:min-width="0.226cm"/>
    </style:style>
    <style:style style:name="gr34" style:family="graphic" style:parent-style-name="standard">
      <style:graphic-properties draw:fill="solid" draw:fill-color="#ccffff" draw:textarea-horizontal-align="justify" draw:textarea-vertical-align="middle" draw:auto-grow-height="false" fo:min-height="0.476cm" fo:min-width="0.226cm"/>
    </style:style>
    <style:style style:name="gr35" style:family="graphic" style:parent-style-name="standard">
      <style:graphic-properties draw:textarea-horizontal-align="justify" draw:textarea-vertical-align="middle" draw:auto-grow-height="false" fo:min-height="0.477cm" fo:min-width="0.226cm"/>
    </style:style>
    <style:style style:name="gr36" style:family="graphic" style:parent-style-name="standard">
      <style:graphic-properties draw:textarea-horizontal-align="justify" draw:textarea-vertical-align="middle" draw:auto-grow-height="false" fo:min-height="0.477cm" fo:min-width="0.2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53cm" svg:stroke-color="#3465a4" draw:marker-start-width="0.279cm" draw:marker-end-width="0.279cm" draw:fill="solid" draw:fill-color="#e6e6ff" draw:textarea-horizontal-align="justify" draw:textarea-vertical-align="middle" draw:auto-grow-height="false" fo:min-height="0.994cm" fo:min-width="3.413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3465a4" draw:marker-start-width="0.279cm" draw:marker-end-width="0.279cm" draw:fill="solid" draw:fill-color="#e6e6ff" draw:textarea-horizontal-align="justify" draw:textarea-vertical-align="middle" draw:auto-grow-height="false" fo:min-height="0.994cm" fo:min-width="3.411cm" fo:padding-top="0.151cm" fo:padding-bottom="0.151cm" fo:padding-left="0.276cm" fo:padding-right="0.276cm"/>
    </style:style>
    <style:style style:name="gr41" style:family="graphic" style:parent-style-name="standard" style:list-style-name="L2">
      <style:graphic-properties draw:stroke="none" svg:stroke-width="0.028cm" svg:stroke-color="#3465a4" draw:marker-start-width="0.242cm" draw:marker-end-width="0.242cm" draw:fill="none" draw:fill-color="#ffffff" draw:textarea-vertical-align="top" draw:auto-grow-height="true" draw:auto-grow-width="false" fo:max-height="0cm" fo:min-height="5.95cm" fo:padding-top="0.139cm" fo:padding-bottom="0.139cm" fo:padding-left="0.264cm" fo:padding-right="0.264cm"/>
    </style:style>
    <style:style style:name="gr42" style:family="graphic" style:parent-style-name="objectwithoutfill">
      <style:graphic-properties svg:stroke-width="0.457cm" svg:stroke-color="#729fcf" draw:marker-start-width="0.883cm" draw:marker-end="Rounded_20_large_20_Arrow" draw:marker-end-width="0.983cm" svg:stroke-linecap="round" draw:fill="solid" draw:fill-color="#cc0066" draw:opacity="100%" draw:opacity-name="Transparency_20_1" draw:textarea-vertical-align="middle" fo:padding-top="0.351cm" fo:padding-bottom="0.351cm" fo:padding-left="0.476cm" fo:padding-right="0.476cm"/>
    </style:style>
    <style:style style:name="gr43" style:family="graphic" style:parent-style-name="standard" style:list-style-name="L2">
      <style:graphic-properties draw:stroke="none" svg:stroke-width="0.028cm" svg:stroke-color="#3465a4" draw:marker-start-width="0.242cm" draw:marker-end-width="0.242cm" draw:fill="none" draw:fill-color="#ffffff" draw:textarea-vertical-align="top" draw:auto-grow-height="true" draw:auto-grow-width="false" fo:max-height="0cm" fo:min-height="5.95cm" fo:padding-top="0.139cm" fo:padding-bottom="0.139cm" fo:padding-left="0.264cm" fo:padding-right="0.264cm"/>
    </style:style>
    <style:style style:name="gr44" style:family="graphic" style:parent-style-name="standard" style:list-style-name="L2">
      <style:graphic-properties draw:stroke="none" svg:stroke-width="0.028cm" svg:stroke-color="#3465a4" draw:marker-start-width="0.242cm" draw:marker-end-width="0.242cm" draw:fill="none" draw:fill-color="#ffffff" draw:textarea-vertical-align="top" draw:auto-grow-height="true" draw:auto-grow-width="false" fo:max-height="0cm" fo:min-height="5.564cm" fo:padding-top="0.139cm" fo:padding-bottom="0.139cm" fo:padding-left="0.264cm" fo:padding-right="0.264cm"/>
    </style:style>
    <style:style style:name="gr45" style:family="graphic" style:parent-style-name="standard" style:list-style-name="L2">
      <style:graphic-properties draw:stroke="none" svg:stroke-width="0.028cm" svg:stroke-color="#3465a4" draw:marker-start-width="0.242cm" draw:marker-end-width="0.242cm" draw:fill="none" draw:fill-color="#ffffff" draw:textarea-vertical-align="top" draw:auto-grow-height="true" draw:auto-grow-width="false" fo:max-height="0cm" fo:min-height="3.786cm" fo:padding-top="0.139cm" fo:padding-bottom="0.139cm" fo:padding-left="0.264cm" fo:padding-right="0.264cm"/>
    </style:style>
    <style:style style:name="gr46" style:family="graphic" style:parent-style-name="standard" style:list-style-name="L2">
      <style:graphic-properties draw:stroke="none" svg:stroke-width="0.028cm" svg:stroke-color="#3465a4" draw:marker-start-width="0.242cm" draw:marker-end-width="0.242cm" draw:fill="none" draw:fill-color="#ffffff" draw:textarea-vertical-align="bottom" draw:auto-grow-height="true" draw:auto-grow-width="false" fo:max-height="0cm" fo:min-height="5.118cm" fo:padding-top="0.139cm" fo:padding-bottom="0.139cm" fo:padding-left="0.264cm" fo:padding-right="0.264cm"/>
    </style:style>
    <style:style style:name="gr47" style:family="graphic" style:parent-style-name="standard" style:list-style-name="L2">
      <style:graphic-properties draw:stroke="none" svg:stroke-width="0.028cm" svg:stroke-color="#3465a4" draw:marker-start-width="0.242cm" draw:marker-end-width="0.242cm" draw:fill="none" draw:fill-color="#ffffff" draw:textarea-vertical-align="top" draw:auto-grow-height="true" draw:auto-grow-width="false" fo:max-height="0cm" fo:min-height="5.848cm" fo:padding-top="0.139cm" fo:padding-bottom="0.139cm" fo:padding-left="0.264cm" fo:padding-right="0.264cm"/>
    </style:style>
    <style:style style:name="gr48" style:family="graphic" style:parent-style-name="standard" style:list-style-name="L2">
      <style:graphic-properties draw:stroke="none" svg:stroke-width="0.028cm" svg:stroke-color="#3465a4" draw:marker-start-width="0.242cm" draw:marker-end-width="0.242cm" draw:fill="none" draw:fill-color="#ffffff" draw:textarea-vertical-align="bottom" draw:auto-grow-height="true" draw:auto-grow-width="false" fo:max-height="0cm" fo:min-height="5.848cm" fo:padding-top="0.139cm" fo:padding-bottom="0.139cm" fo:padding-left="0.264cm" fo:padding-right="0.264cm"/>
    </style:style>
    <style:style style:name="gr49" style:family="graphic" style:parent-style-name="standard" style:list-style-name="L2">
      <style:graphic-properties draw:stroke="none" svg:stroke-width="0.028cm" svg:stroke-color="#3465a4" draw:marker-start-width="0.242cm" draw:marker-end-width="0.242cm" draw:fill="none" draw:fill-color="#ffffff" draw:textarea-vertical-align="top" draw:auto-grow-height="true" draw:auto-grow-width="false" fo:max-height="0cm" fo:min-height="5.22cm" fo:padding-top="0.139cm" fo:padding-bottom="0.139cm" fo:padding-left="0.264cm" fo:padding-right="0.264cm"/>
    </style:style>
    <style:style style:name="gr5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22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6e6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e6e6ff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font-size="13pt"/>
    </style:style>
    <style:style style:name="P9" style:family="paragraph">
      <loext:graphic-properties draw:fill="none" draw:fill-color="#ffffff"/>
      <style:paragraph-properties fo:text-align="center"/>
      <style:text-properties fo:font-size="13pt"/>
    </style:style>
    <style:style style:name="P10" style:family="paragraph">
      <loext:graphic-properties draw:fill="solid" draw:fill-color="#ccffff"/>
      <style:paragraph-properties fo:text-align="center"/>
      <style:text-properties fo:font-size="13pt"/>
    </style:style>
    <style:style style:name="P11" style:family="paragraph">
      <loext:graphic-properties draw:fill="solid" draw:fill-color="#cc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solid" draw:fill-color="#e6e6ff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-color="#ccffff"/>
      <style:paragraph-properties fo:text-align="center"/>
    </style:style>
    <style:style style:name="P16" style:family="paragraph">
      <style:paragraph-properties fo:margin-top="0.102cm" fo:margin-bottom="0cm" fo:line-height="115%" fo:text-align="start"/>
    </style:style>
    <style:style style:name="P17" style:family="paragraph">
      <loext:graphic-properties draw:fill="none" draw:fill-color="#ffffff"/>
      <style:paragraph-properties fo:margin-top="0.102cm" fo:margin-bottom="0cm" fo:line-height="115%" fo:text-align="start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solid" draw:fill-color="#cc0066" draw:opacity="100%" draw:opacity-name="Transparency_20_1"/>
      <style:paragraph-properties fo:text-align="center"/>
    </style:style>
    <style:style style:name="P19" style:family="paragraph">
      <loext:graphic-properties draw:fill="none" draw:fill-color="#ffffff"/>
      <style:paragraph-properties fo:margin-top="0.102cm" fo:margin-bottom="0cm" fo:line-height="115%" fo:text-align="start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font-size="22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3465a4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3465a4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3465a4" fo:font-size="5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3465a4" fo:font-size="5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3465a4" fo:font-size="5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3465a4" fo:font-size="5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3465a4" fo:font-size="5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3465a4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3465a4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3465a4" fo:font-size="5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9.464cm" svg:height="1.987cm" svg:x="1.516cm" svg:y="1.5cm">
          <draw:text-box>
            <text:p text:style-name="P1"><text:span text:style-name="T1">a) Assignment of genes to GO-categories </text:span><text:span text:style-name="T1"><text:line-break/></text:span><text:span text:style-name="T1"> <text:s text:c="3"/>and hypergeometric tests</text:span></text:p>
          </draw:text-box>
        </draw:frame>
        <draw:frame draw:style-name="gr2" draw:text-style-name="P2" draw:layer="layout" svg:width="14.224cm" svg:height="1.28cm" svg:x="26.662cm" svg:y="1.5cm">
          <draw:text-box>
            <text:p text:style-name="P1"><text:span text:style-name="T1">b) Multiple testing correction</text:span></text:p>
          </draw:text-box>
        </draw:frame>
        <draw:g>
          <draw:g>
            <draw:g>
              <draw:custom-shape draw:style-name="gr3" draw:text-style-name="P4" xml:id="id4" draw:id="id4" draw:layer="layout" svg:width="4.105cm" svg:height="1.437cm" svg:x="3.456cm" svg:y="13.991cm">
                <text:p text:style-name="P3"><text:span text:style-name="T2">catalytic</text:span><text:span text:style-name="T2"><text:line-break/></text:span><text:span text:style-name="T2">activity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4" xml:id="id3" draw:id="id3" draw:layer="layout" svg:width="4.104cm" svg:height="1.437cm" svg:x="10.995cm" svg:y="13.991cm">
                <text:p text:style-name="P3"><text:span text:style-name="T2">bind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4" xml:id="id1" draw:id="id1" draw:layer="layout" svg:width="4.104cm" svg:height="1.436cm" svg:x="6.893cm" svg:y="10.811cm">
                <text:p text:style-name="P3"><text:span text:style-name="T2">molecular</text:span><text:span text:style-name="T2"><text:line-break/></text:span><text:span text:style-name="T2">functio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5" xml:id="id6" draw:id="id6" draw:layer="layout" svg:width="4.106cm" svg:height="1.436cm" svg:x="13.251cm" svg:y="17.171cm">
                <text:p text:style-name="P3"><text:span text:style-name="T3">protein</text:span><text:span text:style-name="T3"><text:line-break/></text:span><text:span text:style-name="T3">bind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xml:id="id5" draw:id="id5" draw:layer="layout" svg:width="4.103cm" svg:height="1.436cm" svg:x="8.739cm" svg:y="17.171cm">
                <text:p text:style-name="P3"><text:span text:style-name="T3">ion bind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4" xml:id="id7" draw:id="id7" draw:layer="layout" svg:width="4.105cm" svg:height="1.436cm" svg:x="3.456cm" svg:y="17.171cm">
                <text:p text:style-name="P3"><text:span text:style-name="T2">hydrolase</text:span><text:span text:style-name="T2"><text:line-break/></text:span><text:span text:style-name="T2">activity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9" draw:text-style-name="P6" xml:id="id2" draw:id="id2" draw:layer="layout" draw:type="line" svg:x1="8.945cm" svg:y1="12.247cm" svg:x2="8.945cm" svg:y2="12.247cm" draw:start-shape="id1" draw:start-glue-point="2" draw:end-shape="id1" draw:end-glue-point="2" svg:d="M8945 12247z" svg:viewBox="0 0 1 1">
                <text:p/>
              </draw:connector>
              <draw:connector draw:style-name="gr10" draw:text-style-name="P6" draw:layer="layout" draw:type="line" svg:x1="8.945cm" svg:y1="12.247cm" svg:x2="13.047cm" svg:y2="13.991cm" draw:start-shape="id2" draw:start-glue-point="0" draw:end-shape="id3" draw:end-glue-point="0" svg:d="M8945 12247l4102 1744" svg:viewBox="0 0 4103 1745">
                <text:p/>
              </draw:connector>
              <draw:connector draw:style-name="gr10" draw:text-style-name="P6" draw:layer="layout" draw:type="line" svg:x1="8.943cm" svg:y1="12.248cm" svg:x2="5.508cm" svg:y2="13.991cm" draw:end-shape="id4" draw:end-glue-point="0" svg:d="M8943 12248l-3435 1743" svg:viewBox="0 0 3436 1744">
                <text:p/>
              </draw:connector>
              <draw:connector draw:style-name="gr10" draw:text-style-name="P6" draw:layer="layout" draw:type="line" svg:x1="13.047cm" svg:y1="15.428cm" svg:x2="10.79cm" svg:y2="17.171cm" draw:start-shape="id3" draw:start-glue-point="2" draw:end-shape="id5" draw:end-glue-point="0" svg:d="M13047 15428l-2257 1743" svg:viewBox="0 0 2258 1744">
                <text:p/>
              </draw:connector>
              <draw:connector draw:style-name="gr10" draw:text-style-name="P6" draw:layer="layout" draw:type="line" svg:x1="13.047cm" svg:y1="15.428cm" svg:x2="15.304cm" svg:y2="17.171cm" draw:start-shape="id3" draw:start-glue-point="2" draw:end-shape="id6" draw:end-glue-point="0" svg:d="M13047 15428l2257 1743" svg:viewBox="0 0 2258 1744">
                <text:p/>
              </draw:connector>
              <draw:connector draw:style-name="gr10" draw:text-style-name="P6" draw:layer="layout" draw:type="line" svg:x1="5.508cm" svg:y1="15.428cm" svg:x2="5.508cm" svg:y2="17.171cm" draw:start-shape="id4" draw:start-glue-point="2" draw:end-shape="id7" draw:end-glue-point="0" svg:d="M5508 15428v1743" svg:viewBox="0 0 1 1744">
                <text:p/>
              </draw:connector>
            </draw:g>
            <draw:g>
              <draw:custom-shape draw:style-name="gr11" draw:text-style-name="P3" draw:layer="layout" svg:width="1.026cm" svg:height="1.025cm" svg:x="4.252cm" svg:y="6.5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7" draw:layer="layout" svg:width="1.231cm" svg:height="1.716cm" svg:x="4.149cm" svg:y="6.686cm">
                <draw:text-box>
                  <text:p text:style-name="P3"><text:span text:style-name="T4">g1</text:span></text:p>
                </draw:text-box>
              </draw:frame>
            </draw:g>
            <draw:g>
              <draw:custom-shape draw:style-name="gr13" draw:text-style-name="P8" draw:layer="layout" svg:width="1.025cm" svg:height="1.025cm" svg:x="12.869cm" svg:y="6.5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9" draw:layer="layout" svg:width="1.231cm" svg:height="1.716cm" svg:x="12.766cm" svg:y="6.686cm">
                <draw:text-box>
                  <text:p text:style-name="P3"><text:span text:style-name="T5">g1</text:span></text:p>
                </draw:text-box>
              </draw:frame>
              <draw:custom-shape draw:style-name="gr14" draw:text-style-name="P10" draw:layer="layout" svg:width="1.025cm" svg:height="1.025cm" svg:x="12.869cm" svg:y="6.5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9" draw:layer="layout" svg:width="1.231cm" svg:height="1.716cm" svg:x="12.766cm" svg:y="6.687cm">
                <draw:text-box>
                  <text:p text:style-name="P3"><text:span text:style-name="T5">g8</text:span></text:p>
                </draw:text-box>
              </draw:frame>
            </draw:g>
            <draw:g>
              <draw:custom-shape draw:style-name="gr11" draw:text-style-name="P3" draw:layer="layout" svg:width="1.026cm" svg:height="1.025cm" svg:x="6.714cm" svg:y="6.5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7" draw:layer="layout" svg:width="1.231cm" svg:height="1.716cm" svg:x="6.612cm" svg:y="6.686cm">
                <draw:text-box>
                  <text:p text:style-name="P3">g1</text:p>
                </draw:text-box>
              </draw:frame>
              <draw:custom-shape draw:style-name="gr11" draw:text-style-name="P3" draw:layer="layout" svg:width="1.026cm" svg:height="1.025cm" svg:x="6.714cm" svg:y="6.5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7" draw:layer="layout" svg:width="1.231cm" svg:height="1.716cm" svg:x="6.612cm" svg:y="6.687cm">
                <draw:text-box>
                  <text:p text:style-name="P3"><text:span text:style-name="T4">g3</text:span></text:p>
                </draw:text-box>
              </draw:frame>
            </draw:g>
            <draw:g>
              <draw:custom-shape draw:style-name="gr11" draw:text-style-name="P8" draw:layer="layout" svg:width="1.026cm" svg:height="1.025cm" svg:x="5.483cm" svg:y="6.5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9" draw:layer="layout" svg:width="1.232cm" svg:height="1.716cm" svg:x="5.38cm" svg:y="6.687cm">
                <draw:text-box>
                  <text:p text:style-name="P3"><text:span text:style-name="T5">g1</text:span></text:p>
                </draw:text-box>
              </draw:frame>
              <draw:custom-shape draw:style-name="gr11" draw:text-style-name="P8" draw:layer="layout" svg:width="1.026cm" svg:height="1.025cm" svg:x="5.483cm" svg:y="6.5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9" draw:layer="layout" svg:width="1.232cm" svg:height="1.716cm" svg:x="5.38cm" svg:y="6.688cm">
                <draw:text-box>
                  <text:p text:style-name="P3"><text:span text:style-name="T5">g2</text:span></text:p>
                </draw:text-box>
              </draw:frame>
            </draw:g>
            <draw:g>
              <draw:custom-shape draw:style-name="gr11" draw:text-style-name="P3" draw:layer="layout" svg:width="1.026cm" svg:height="1.025cm" svg:x="7.945cm" svg:y="6.5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7" draw:layer="layout" svg:width="1.23cm" svg:height="1.716cm" svg:x="7.843cm" svg:y="6.687cm">
                <draw:text-box>
                  <text:p text:style-name="P3">g1</text:p>
                </draw:text-box>
              </draw:frame>
              <draw:custom-shape draw:style-name="gr11" draw:text-style-name="P3" draw:layer="layout" svg:width="1.026cm" svg:height="1.025cm" svg:x="7.945cm" svg:y="6.5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7" draw:layer="layout" svg:width="1.23cm" svg:height="1.716cm" svg:x="7.843cm" svg:y="6.688cm">
                <draw:text-box>
                  <text:p text:style-name="P3"><text:span text:style-name="T4">g4</text:span></text:p>
                </draw:text-box>
              </draw:frame>
            </draw:g>
            <draw:g>
              <draw:custom-shape draw:style-name="gr13" draw:text-style-name="P8" draw:layer="layout" svg:width="1.025cm" svg:height="1.025cm" svg:x="9.176cm" svg:y="6.5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9" draw:layer="layout" svg:width="1.231cm" svg:height="1.716cm" svg:x="9.073cm" svg:y="6.687cm">
                <draw:text-box>
                  <text:p text:style-name="P3"><text:span text:style-name="T5">g1</text:span></text:p>
                </draw:text-box>
              </draw:frame>
              <draw:custom-shape draw:style-name="gr14" draw:text-style-name="P10" draw:layer="layout" svg:width="1.025cm" svg:height="1.025cm" svg:x="9.176cm" svg:y="6.5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9" draw:layer="layout" svg:width="1.231cm" svg:height="1.716cm" svg:x="9.073cm" svg:y="6.688cm">
                <draw:text-box>
                  <text:p text:style-name="P3"><text:span text:style-name="T5">g5</text:span></text:p>
                </draw:text-box>
              </draw:frame>
            </draw:g>
            <draw:g>
              <draw:custom-shape draw:style-name="gr11" draw:text-style-name="P3" draw:layer="layout" svg:width="1.026cm" svg:height="1.025cm" svg:x="10.406cm" svg:y="6.5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7" draw:layer="layout" svg:width="1.231cm" svg:height="1.716cm" svg:x="10.304cm" svg:y="6.687cm">
                <draw:text-box>
                  <text:p text:style-name="P3">g1</text:p>
                </draw:text-box>
              </draw:frame>
              <draw:custom-shape draw:style-name="gr15" draw:text-style-name="P11" draw:layer="layout" svg:width="1.026cm" svg:height="1.025cm" svg:x="10.406cm" svg:y="6.5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7" draw:layer="layout" svg:width="1.231cm" svg:height="1.716cm" svg:x="10.304cm" svg:y="6.688cm">
                <draw:text-box>
                  <text:p text:style-name="P3"><text:span text:style-name="T4">g6</text:span></text:p>
                </draw:text-box>
              </draw:frame>
            </draw:g>
            <draw:g>
              <draw:custom-shape draw:style-name="gr16" draw:text-style-name="P3" draw:layer="layout" svg:width="1.027cm" svg:height="1.025cm" svg:x="11.637cm" svg:y="6.5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7" draw:layer="layout" svg:width="1.231cm" svg:height="1.716cm" svg:x="11.535cm" svg:y="6.687cm">
                <draw:text-box>
                  <text:p text:style-name="P3">g1</text:p>
                </draw:text-box>
              </draw:frame>
              <draw:custom-shape draw:style-name="gr17" draw:text-style-name="P11" draw:layer="layout" svg:width="1.027cm" svg:height="1.025cm" svg:x="11.637cm" svg:y="6.5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7" draw:layer="layout" svg:width="1.231cm" svg:height="1.716cm" svg:x="11.535cm" svg:y="6.688cm">
                <draw:text-box>
                  <text:p text:style-name="P3"><text:span text:style-name="T4">g7</text:span></text:p>
                </draw:text-box>
              </draw:frame>
            </draw:g>
            <draw:g>
              <draw:custom-shape draw:style-name="gr13" draw:text-style-name="P8" draw:layer="layout" svg:width="1.025cm" svg:height="1.025cm" svg:x="14.1cm" svg:y="6.5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9" draw:layer="layout" svg:width="1.231cm" svg:height="1.716cm" svg:x="13.997cm" svg:y="6.687cm">
                <draw:text-box>
                  <text:p text:style-name="P3"><text:span text:style-name="T5">g1</text:span></text:p>
                </draw:text-box>
              </draw:frame>
              <draw:custom-shape draw:style-name="gr14" draw:text-style-name="P10" draw:layer="layout" svg:width="1.025cm" svg:height="1.025cm" svg:x="14.1cm" svg:y="6.5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2" draw:text-style-name="P9" draw:layer="layout" svg:width="1.231cm" svg:height="1.716cm" svg:x="13.997cm" svg:y="6.688cm">
                <draw:text-box>
                  <text:p text:style-name="P3"><text:span text:style-name="T5">g9</text:span></text:p>
                </draw:text-box>
              </draw:frame>
            </draw:g>
            <draw:g>
              <draw:custom-shape draw:style-name="gr15" draw:text-style-name="P10" draw:layer="layout" svg:width="1.026cm" svg:height="1.025cm" svg:x="15.33cm" svg:y="6.5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8" draw:text-style-name="P9" draw:layer="layout" svg:width="1.64cm" svg:height="0.987cm" svg:x="15.023cm" svg:y="6.686cm">
                <draw:text-box>
                  <text:p text:style-name="P3"><text:span text:style-name="T5">g10</text:span></text:p>
                </draw:text-box>
              </draw:frame>
            </draw:g>
            <draw:custom-shape draw:style-name="gr19" draw:text-style-name="P6" draw:layer="layout" svg:width="0.446cm" svg:height="4.513cm" draw:transform="skewX (-0.00139626340159546) rotate (-1.57795217672807) translate (8.87cm 5.971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20" draw:text-style-name="P6" draw:layer="layout" svg:width="0.445cm" svg:height="6.976cm" draw:transform="skewX (-0.000698131700797731) rotate (-1.57795217672807) translate (16.256cm 5.993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21" draw:text-style-name="P12" draw:layer="layout" svg:width="5.129cm" svg:height="0.886cm" svg:x="4.149cm" svg:y="5.056cm">
              <draw:text-box>
                <text:p text:style-name="P3"><text:span text:style-name="T6">Candidate genes</text:span></text:p>
              </draw:text-box>
            </draw:frame>
            <draw:frame draw:style-name="gr21" draw:text-style-name="P12" draw:layer="layout" svg:width="5.952cm" svg:height="0.886cm" svg:x="10.304cm" svg:y="5.056cm">
              <draw:text-box>
                <text:p text:style-name="P3"><text:span text:style-name="T6">Background genes</text:span></text:p>
              </draw:text-box>
            </draw:frame>
            <draw:frame draw:style-name="gr21" draw:text-style-name="P12" draw:layer="layout" svg:width="5.129cm" svg:height="0.886cm" svg:x="6.504cm" svg:y="9.209cm">
              <draw:text-box>
                <text:p text:style-name="P3"><text:span text:style-name="T6">Gene Ontology</text:span></text:p>
              </draw:text-box>
            </draw:frame>
          </draw:g>
          <draw:frame draw:style-name="gr21" draw:text-style-name="P12" draw:layer="layout" svg:width="5.129cm" svg:height="0.886cm" svg:x="29.923cm" svg:y="5.972cm">
            <draw:text-box>
              <text:p text:style-name="P3"><text:span text:style-name="T6">Original data</text:span></text:p>
            </draw:text-box>
          </draw:frame>
          <draw:g>
            <draw:line draw:style-name="gr22" draw:text-style-name="P6" draw:layer="layout" svg:x1="26.955cm" svg:y1="12.929cm" svg:x2="26.026cm" svg:y2="14.234cm">
              <text:p/>
            </draw:line>
            <draw:line draw:style-name="gr22" draw:text-style-name="P6" draw:layer="layout" svg:x1="38.599cm" svg:y1="12.313cm" svg:x2="39.625cm" svg:y2="12.518cm">
              <text:p/>
            </draw:line>
            <draw:line draw:style-name="gr22" draw:text-style-name="P6" draw:layer="layout" svg:x1="38.394cm" svg:y1="12.518cm" svg:x2="39.215cm" svg:y2="11.643cm">
              <text:p/>
            </draw:line>
            <draw:custom-shape draw:style-name="gr23" draw:text-style-name="P5" xml:id="id11" draw:id="id11" draw:layer="layout" svg:width="4.105cm" svg:height="1.437cm" svg:x="26.955cm" svg:y="12.21cm">
              <text:p text:style-name="P3"><text:span text:style-name="T3">p = 0.02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5" xml:id="id10" draw:id="id10" draw:layer="layout" svg:width="4.103cm" svg:height="1.437cm" svg:x="34.495cm" svg:y="12.21cm">
              <text:p text:style-name="P3"><text:span text:style-name="T3">p =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xml:id="id8" draw:id="id8" draw:layer="layout" svg:width="4.104cm" svg:height="1.436cm" svg:x="30.392cm" svg:y="9.03cm">
              <text:p text:style-name="P3"><text:span text:style-name="T3">p =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5" xml:id="id13" draw:id="id13" draw:layer="layout" svg:width="4.105cm" svg:height="1.436cm" svg:x="36.751cm" svg:y="15.39cm">
              <text:p text:style-name="P3"><text:span text:style-name="T3">p = 0.97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5" xml:id="id12" draw:id="id12" draw:layer="layout" svg:width="4.103cm" svg:height="1.436cm" svg:x="32.238cm" svg:y="15.39cm">
              <text:p text:style-name="P3"><text:span text:style-name="T3">p = 0.71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3" xml:id="id14" draw:id="id14" draw:layer="layout" svg:width="4.105cm" svg:height="1.436cm" svg:x="26.955cm" svg:y="15.39cm">
              <text:p text:style-name="P3"><text:span text:style-name="T3">p = 0.02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9" draw:text-style-name="P6" xml:id="id9" draw:id="id9" draw:layer="layout" draw:type="line" svg:x1="32.444cm" svg:y1="10.466cm" svg:x2="32.444cm" svg:y2="10.466cm" draw:start-shape="id8" draw:start-glue-point="2" draw:end-shape="id8" draw:end-glue-point="2" svg:d="M32444 10466z" svg:viewBox="0 0 1 1">
              <text:p/>
            </draw:connector>
            <draw:connector draw:style-name="gr10" draw:text-style-name="P6" draw:layer="layout" draw:type="line" svg:x1="32.444cm" svg:y1="10.466cm" svg:x2="36.546cm" svg:y2="12.21cm" draw:start-shape="id9" draw:start-glue-point="0" draw:end-shape="id10" draw:end-glue-point="0" svg:d="M32444 10466l4102 1744" svg:viewBox="0 0 4103 1745">
              <text:p/>
            </draw:connector>
            <draw:connector draw:style-name="gr10" draw:text-style-name="P6" draw:layer="layout" draw:type="line" svg:x1="32.443cm" svg:y1="10.467cm" svg:x2="29.007cm" svg:y2="12.21cm" draw:end-shape="id11" draw:end-glue-point="0" svg:d="M32443 10467l-3436 1743" svg:viewBox="0 0 3437 1744">
              <text:p/>
            </draw:connector>
            <draw:connector draw:style-name="gr10" draw:text-style-name="P6" draw:layer="layout" draw:type="line" svg:x1="36.546cm" svg:y1="13.647cm" svg:x2="34.289cm" svg:y2="15.39cm" draw:start-shape="id10" draw:start-glue-point="2" draw:end-shape="id12" draw:end-glue-point="0" svg:d="M36546 13647l-2257 1743" svg:viewBox="0 0 2258 1744">
              <text:p/>
            </draw:connector>
            <draw:connector draw:style-name="gr10" draw:text-style-name="P6" draw:layer="layout" draw:type="line" svg:x1="36.546cm" svg:y1="13.647cm" svg:x2="38.803cm" svg:y2="15.39cm" draw:start-shape="id10" draw:start-glue-point="2" draw:end-shape="id13" draw:end-glue-point="0" svg:d="M36546 13647l2257 1743" svg:viewBox="0 0 2258 1744">
              <text:p/>
            </draw:connector>
            <draw:connector draw:style-name="gr10" draw:text-style-name="P6" draw:layer="layout" draw:type="line" svg:x1="29.007cm" svg:y1="13.647cm" svg:x2="29.007cm" svg:y2="15.39cm" draw:start-shape="id11" draw:start-glue-point="2" draw:end-shape="id14" draw:end-glue-point="0" svg:d="M29007 13647v1743" svg:viewBox="0 0 1 1744">
              <text:p/>
            </draw:connector>
            <draw:g>
              <draw:line draw:style-name="gr22" draw:text-style-name="P6" draw:layer="layout" svg:x1="34.291cm" svg:y1="16.826cm" svg:x2="34.906cm" svg:y2="17.647cm">
                <text:p/>
              </draw:line>
              <draw:line draw:style-name="gr22" draw:text-style-name="P6" draw:layer="layout" svg:x1="34.29cm" svg:y1="16.826cm" svg:x2="33.675cm" svg:y2="17.739cm">
                <text:p/>
              </draw:line>
              <draw:g>
                <draw:custom-shape draw:style-name="gr26" draw:text-style-name="P3" draw:layer="layout" svg:width="1.025cm" svg:height="1.026cm" svg:x="34.394cm" svg:y="17.23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34.291cm" svg:y="17.361cm">
                  <draw:text-box>
                    <text:p text:style-name="P3">g1</text:p>
                  </draw:text-box>
                </draw:frame>
                <draw:custom-shape draw:style-name="gr27" draw:text-style-name="P11" draw:layer="layout" svg:width="1.025cm" svg:height="1.026cm" svg:x="34.394cm" svg:y="17.23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34.291cm" svg:y="17.362cm">
                  <draw:text-box>
                    <text:p text:style-name="P3"><text:span text:style-name="T4">g6</text:span></text:p>
                  </draw:text-box>
                </draw:frame>
              </draw:g>
              <draw:g>
                <draw:custom-shape draw:style-name="gr28" draw:text-style-name="P3" draw:layer="layout" svg:width="1.027cm" svg:height="1.026cm" svg:x="33.162cm" svg:y="17.23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2cm" svg:height="1.716cm" svg:x="33.059cm" svg:y="17.361cm">
                  <draw:text-box>
                    <text:p text:style-name="P3">g1</text:p>
                  </draw:text-box>
                </draw:frame>
                <draw:custom-shape draw:style-name="gr29" draw:text-style-name="P14" draw:layer="layout" svg:width="1.027cm" svg:height="1.026cm" svg:x="33.162cm" svg:y="17.23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2cm" svg:height="1.716cm" svg:x="33.059cm" svg:y="17.362cm">
                  <draw:text-box>
                    <text:p text:style-name="P3"><text:span text:style-name="T4">g2</text:span></text:p>
                  </draw:text-box>
                </draw:frame>
              </draw:g>
            </draw:g>
            <draw:g>
              <draw:line draw:style-name="gr22" draw:text-style-name="P6" draw:layer="layout" svg:x1="38.804cm" svg:y1="16.821cm" svg:x2="40.65cm" svg:y2="17.361cm">
                <text:p/>
              </draw:line>
              <draw:line draw:style-name="gr22" draw:text-style-name="P6" draw:layer="layout" svg:x1="38.804cm" svg:y1="16.827cm" svg:x2="38.189cm" svg:y2="17.647cm">
                <text:p/>
              </draw:line>
              <draw:line draw:style-name="gr22" draw:text-style-name="P6" draw:layer="layout" svg:x1="38.804cm" svg:y1="16.821cm" svg:x2="39.419cm" svg:y2="17.646cm">
                <text:p/>
              </draw:line>
              <draw:line draw:style-name="gr22" draw:text-style-name="P6" draw:layer="layout" svg:x1="38.804cm" svg:y1="16.827cm" svg:x2="36.958cm" svg:y2="17.362cm">
                <text:p/>
              </draw:line>
              <draw:g>
                <draw:custom-shape draw:style-name="gr26" draw:text-style-name="P3" draw:layer="layout" svg:width="1.025cm" svg:height="1.026cm" svg:x="40.138cm" svg:y="17.23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40.035cm" svg:y="17.361cm">
                  <draw:text-box>
                    <text:p text:style-name="P3">g1</text:p>
                  </draw:text-box>
                </draw:frame>
                <draw:custom-shape draw:style-name="gr30" draw:text-style-name="P15" draw:layer="layout" svg:width="1.025cm" svg:height="1.026cm" svg:x="40.138cm" svg:y="17.23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40.035cm" svg:y="17.361cm">
                  <draw:text-box>
                    <text:p text:style-name="P3"><text:span text:style-name="T4">g9</text:span></text:p>
                  </draw:text-box>
                </draw:frame>
              </draw:g>
              <draw:g>
                <draw:custom-shape draw:style-name="gr28" draw:text-style-name="P3" draw:layer="layout" svg:width="1.027cm" svg:height="1.026cm" svg:x="38.906cm" svg:y="17.23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38.804cm" svg:y="17.361cm">
                  <draw:text-box>
                    <text:p text:style-name="P3">g1</text:p>
                  </draw:text-box>
                </draw:frame>
                <draw:custom-shape draw:style-name="gr31" draw:text-style-name="P11" draw:layer="layout" svg:width="1.027cm" svg:height="1.026cm" svg:x="38.906cm" svg:y="17.23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38.804cm" svg:y="17.361cm">
                  <draw:text-box>
                    <text:p text:style-name="P3"><text:span text:style-name="T4">g7</text:span></text:p>
                  </draw:text-box>
                </draw:frame>
              </draw:g>
              <draw:g>
                <draw:custom-shape draw:style-name="gr26" draw:text-style-name="P3" draw:layer="layout" svg:width="1.025cm" svg:height="1.026cm" svg:x="36.445cm" svg:y="17.23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36.342cm" svg:y="17.361cm">
                  <draw:text-box>
                    <text:p text:style-name="P3">g1</text:p>
                  </draw:text-box>
                </draw:frame>
                <draw:custom-shape draw:style-name="gr32" draw:text-style-name="P14" draw:layer="layout" svg:width="1.025cm" svg:height="1.026cm" svg:x="36.445cm" svg:y="17.23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36.342cm" svg:y="17.361cm">
                  <draw:text-box>
                    <text:p text:style-name="P3"><text:span text:style-name="T4">g2</text:span></text:p>
                  </draw:text-box>
                </draw:frame>
              </draw:g>
              <draw:g>
                <draw:custom-shape draw:style-name="gr33" draw:text-style-name="P3" draw:layer="layout" svg:width="1.026cm" svg:height="1.026cm" svg:x="37.675cm" svg:y="17.23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37.573cm" svg:y="17.361cm">
                  <draw:text-box>
                    <text:p text:style-name="P3">g1</text:p>
                  </draw:text-box>
                </draw:frame>
                <draw:custom-shape draw:style-name="gr34" draw:text-style-name="P11" draw:layer="layout" svg:width="1.026cm" svg:height="1.026cm" svg:x="37.675cm" svg:y="17.23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37.573cm" svg:y="17.361cm">
                  <draw:text-box>
                    <text:p text:style-name="P3"><text:span text:style-name="T4">g5</text:span></text:p>
                  </draw:text-box>
                </draw:frame>
              </draw:g>
            </draw:g>
            <draw:g>
              <draw:line draw:style-name="gr22" draw:text-style-name="P6" draw:layer="layout" svg:x1="28.957cm" svg:y1="16.82cm" svg:x2="28.957cm" svg:y2="17.852cm">
                <text:p/>
              </draw:line>
              <draw:line draw:style-name="gr22" draw:text-style-name="P6" draw:layer="layout" svg:x1="28.957cm" svg:y1="16.826cm" svg:x2="30.598cm" svg:y2="17.647cm">
                <text:p/>
              </draw:line>
              <draw:line draw:style-name="gr22" draw:text-style-name="P6" draw:layer="layout" svg:x1="28.957cm" svg:y1="16.826cm" svg:x2="27.726cm" svg:y2="17.359cm">
                <text:p/>
              </draw:line>
              <draw:g>
                <draw:custom-shape draw:style-name="gr33" draw:text-style-name="P3" draw:layer="layout" svg:width="1.026cm" svg:height="1.026cm" svg:x="27.213cm" svg:y="17.23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2cm" svg:height="1.716cm" svg:x="27.11cm" svg:y="17.359cm">
                  <draw:text-box>
                    <text:p text:style-name="P3"><text:span text:style-name="T4">g1</text:span></text:p>
                  </draw:text-box>
                </draw:frame>
              </draw:g>
              <draw:g>
                <draw:custom-shape draw:style-name="gr35" draw:text-style-name="P3" draw:layer="layout" svg:width="1.026cm" svg:height="1.027cm" svg:x="28.444cm" svg:y="17.23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cm" svg:height="1.716cm" svg:x="28.342cm" svg:y="17.36cm">
                  <draw:text-box>
                    <text:p text:style-name="P3">g1</text:p>
                  </draw:text-box>
                </draw:frame>
                <draw:custom-shape draw:style-name="gr33" draw:text-style-name="P3" draw:layer="layout" svg:width="1.026cm" svg:height="1.026cm" svg:x="28.444cm" svg:y="17.23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cm" svg:height="1.716cm" svg:x="28.342cm" svg:y="17.361cm">
                  <draw:text-box>
                    <text:p text:style-name="P3"><text:span text:style-name="T4">g2</text:span></text:p>
                  </draw:text-box>
                </draw:frame>
              </draw:g>
              <draw:g>
                <draw:custom-shape draw:style-name="gr33" draw:text-style-name="P3" draw:layer="layout" svg:width="1.026cm" svg:height="1.026cm" svg:x="29.675cm" svg:y="17.23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29.572cm" svg:y="17.359cm">
                  <draw:text-box>
                    <text:p text:style-name="P3">g1</text:p>
                  </draw:text-box>
                </draw:frame>
                <draw:custom-shape draw:style-name="gr35" draw:text-style-name="P3" draw:layer="layout" svg:width="1.026cm" svg:height="1.027cm" svg:x="29.675cm" svg:y="17.23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29.572cm" svg:y="17.36cm">
                  <draw:text-box>
                    <text:p text:style-name="P3"><text:span text:style-name="T4">g4</text:span></text:p>
                  </draw:text-box>
                </draw:frame>
              </draw:g>
            </draw:g>
            <draw:g>
              <draw:line draw:style-name="gr22" draw:text-style-name="P6" draw:layer="layout" svg:x1="26.955cm" svg:y1="12.928cm" svg:x2="25.772cm" svg:y2="11.287cm">
                <text:p/>
              </draw:line>
              <draw:g>
                <draw:custom-shape draw:style-name="gr26" draw:text-style-name="P3" draw:layer="layout" svg:width="1.025cm" svg:height="1.026cm" svg:x="25.367cm" svg:y="13.62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25.264cm" svg:y="13.748cm">
                  <draw:text-box>
                    <text:p text:style-name="P3">g1</text:p>
                  </draw:text-box>
                </draw:frame>
                <draw:custom-shape draw:style-name="gr36" draw:text-style-name="P3" draw:layer="layout" svg:width="1.025cm" svg:height="1.027cm" svg:x="25.367cm" svg:y="13.62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25.264cm" svg:y="13.749cm">
                  <draw:text-box>
                    <text:p text:style-name="P3"><text:span text:style-name="T4">g4</text:span></text:p>
                  </draw:text-box>
                </draw:frame>
              </draw:g>
              <draw:g>
                <draw:custom-shape draw:style-name="gr13" draw:text-style-name="P3" draw:layer="layout" svg:width="1.025cm" svg:height="1.025cm" svg:x="25.367cm" svg:y="11.16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25.264cm" svg:y="11.287cm">
                  <draw:text-box>
                    <text:p text:style-name="P3"><text:span text:style-name="T4">g1</text:span></text:p>
                  </draw:text-box>
                </draw:frame>
              </draw:g>
              <draw:g>
                <draw:custom-shape draw:style-name="gr26" draw:text-style-name="P3" draw:layer="layout" svg:width="1.025cm" svg:height="1.026cm" svg:x="25.367cm" svg:y="12.39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25.264cm" svg:y="12.517cm">
                  <draw:text-box>
                    <text:p text:style-name="P3">g1</text:p>
                  </draw:text-box>
                </draw:frame>
                <draw:custom-shape draw:style-name="gr26" draw:text-style-name="P3" draw:layer="layout" svg:width="1.025cm" svg:height="1.026cm" svg:x="25.367cm" svg:y="12.39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2" draw:text-style-name="P7" draw:layer="layout" svg:width="1.231cm" svg:height="1.716cm" svg:x="25.264cm" svg:y="12.518cm">
                  <draw:text-box>
                    <text:p text:style-name="P3"><text:span text:style-name="T4">g2</text:span></text:p>
                  </draw:text-box>
                </draw:frame>
              </draw:g>
              <draw:line draw:style-name="gr22" draw:text-style-name="P6" draw:layer="layout" svg:x1="26.955cm" svg:y1="12.928cm" svg:x2="26.392cm" svg:y2="12.929cm">
                <text:p/>
              </draw:line>
            </draw:g>
            <draw:g>
              <draw:line draw:style-name="gr22" draw:text-style-name="P6" draw:layer="layout" svg:x1="38.599cm" svg:y1="12.313cm" svg:x2="39.625cm" svg:y2="13.749cm">
                <text:p/>
              </draw:line>
              <draw:line draw:style-name="gr22" draw:text-style-name="P6" draw:layer="layout" svg:x1="38.599cm" svg:y1="12.313cm" svg:x2="36.958cm" svg:y2="11.287cm">
                <text:p/>
              </draw:line>
              <draw:g>
                <draw:g>
                  <draw:custom-shape draw:style-name="gr33" draw:text-style-name="P3" draw:layer="layout" svg:width="1.026cm" svg:height="1.026cm" svg:x="39.009cm" svg:y="13.198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38.906cm" svg:y="13.322cm">
                    <draw:text-box>
                      <text:p text:style-name="P3">g1</text:p>
                    </draw:text-box>
                  </draw:frame>
                  <draw:custom-shape draw:style-name="gr34" draw:text-style-name="P11" draw:layer="layout" svg:width="1.026cm" svg:height="1.026cm" svg:x="39.009cm" svg:y="13.198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37" draw:text-style-name="P7" draw:layer="layout" svg:width="1.232cm" svg:height="1.715cm" svg:x="38.906cm" svg:y="13.324cm">
                    <draw:text-box>
                      <text:p text:style-name="P3"><text:span text:style-name="T4">g9</text:span></text:p>
                    </draw:text-box>
                  </draw:frame>
                </draw:g>
                <draw:g>
                  <draw:custom-shape draw:style-name="gr33" draw:text-style-name="P3" draw:layer="layout" svg:width="1.026cm" svg:height="1.026cm" svg:x="37.778cm" svg:y="10.74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7.675cm" svg:y="10.865cm">
                    <draw:text-box>
                      <text:p text:style-name="P3">g1</text:p>
                    </draw:text-box>
                  </draw:frame>
                  <draw:custom-shape draw:style-name="gr34" draw:text-style-name="P11" draw:layer="layout" svg:width="1.026cm" svg:height="1.026cm" svg:x="37.778cm" svg:y="10.74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7.675cm" svg:y="10.866cm">
                    <draw:text-box>
                      <text:p text:style-name="P3"><text:span text:style-name="T4">g5</text:span></text:p>
                    </draw:text-box>
                  </draw:frame>
                </draw:g>
                <draw:g>
                  <draw:custom-shape draw:style-name="gr33" draw:text-style-name="P3" draw:layer="layout" svg:width="1.026cm" svg:height="1.026cm" svg:x="36.547cm" svg:y="10.74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cm" svg:height="1.716cm" svg:x="36.445cm" svg:y="10.865cm">
                    <draw:text-box>
                      <text:p text:style-name="P3">g1</text:p>
                    </draw:text-box>
                  </draw:frame>
                  <draw:custom-shape draw:style-name="gr33" draw:text-style-name="P3" draw:layer="layout" svg:width="1.026cm" svg:height="1.026cm" svg:x="36.547cm" svg:y="10.74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cm" svg:height="1.716cm" svg:x="36.445cm" svg:y="10.866cm">
                    <draw:text-box>
                      <text:p text:style-name="P3"><text:span text:style-name="T4">g2</text:span></text:p>
                    </draw:text-box>
                  </draw:frame>
                </draw:g>
                <draw:g>
                  <draw:custom-shape draw:style-name="gr33" draw:text-style-name="P3" draw:layer="layout" svg:width="1.026cm" svg:height="1.026cm" svg:x="39.009cm" svg:y="10.74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38.906cm" svg:y="10.865cm">
                    <draw:text-box>
                      <text:p text:style-name="P3">g1</text:p>
                    </draw:text-box>
                  </draw:frame>
                  <draw:custom-shape draw:style-name="gr34" draw:text-style-name="P11" draw:layer="layout" svg:width="1.026cm" svg:height="1.026cm" svg:x="39.009cm" svg:y="10.74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38.906cm" svg:y="10.866cm">
                    <draw:text-box>
                      <text:p text:style-name="P3"><text:span text:style-name="T4">g6</text:span></text:p>
                    </draw:text-box>
                  </draw:frame>
                </draw:g>
                <draw:g>
                  <draw:custom-shape draw:style-name="gr11" draw:text-style-name="P3" draw:layer="layout" svg:width="1.026cm" svg:height="1.025cm" svg:x="39.009cm" svg:y="11.9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38.906cm" svg:y="12.094cm">
                    <draw:text-box>
                      <text:p text:style-name="P3">g1</text:p>
                    </draw:text-box>
                  </draw:frame>
                  <draw:custom-shape draw:style-name="gr34" draw:text-style-name="P11" draw:layer="layout" svg:width="1.026cm" svg:height="1.026cm" svg:x="39.009cm" svg:y="11.9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38.906cm" svg:y="12.095cm">
                    <draw:text-box>
                      <text:p text:style-name="P3"><text:span text:style-name="T4">g7</text:span></text:p>
                    </draw:text-box>
                  </draw:frame>
                </draw:g>
              </draw:g>
              <draw:line draw:style-name="gr22" draw:text-style-name="P6" draw:layer="layout" svg:x1="38.599cm" svg:y1="12.313cm" svg:x2="38.394cm" svg:y2="11.767cm">
                <text:p/>
              </draw:line>
            </draw:g>
            <draw:g>
              <draw:line draw:style-name="gr22" draw:text-style-name="P6" draw:layer="layout" svg:x1="32.444cm" svg:y1="9.032cm" svg:x2="29.982cm" svg:y2="8.622cm">
                <text:p/>
              </draw:line>
              <draw:g>
                <draw:g>
                  <draw:custom-shape draw:style-name="gr13" draw:text-style-name="P3" draw:layer="layout" svg:width="1.025cm" svg:height="1.025cm" svg:x="29.469cm" svg:y="7.59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9.366cm" svg:y="7.72cm">
                    <draw:text-box>
                      <text:p text:style-name="P3">g1</text:p>
                    </draw:text-box>
                  </draw:frame>
                  <draw:custom-shape draw:style-name="gr13" draw:text-style-name="P3" draw:layer="layout" svg:width="1.025cm" svg:height="1.025cm" svg:x="29.469cm" svg:y="7.59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9.366cm" svg:y="7.721cm">
                    <draw:text-box>
                      <text:p text:style-name="P3"><text:span text:style-name="T4">g2</text:span></text:p>
                    </draw:text-box>
                  </draw:frame>
                </draw:g>
                <draw:g>
                  <draw:g>
                    <draw:custom-shape draw:style-name="gr16" draw:text-style-name="P3" draw:layer="layout" svg:width="1.027cm" svg:height="1.025cm" svg:x="31.93cm" svg:y="7.596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1.828cm" svg:y="7.72cm">
                      <draw:text-box>
                        <text:p text:style-name="P3">g1</text:p>
                      </draw:text-box>
                    </draw:frame>
                    <draw:custom-shape draw:style-name="gr17" draw:text-style-name="P11" draw:layer="layout" svg:width="1.027cm" svg:height="1.025cm" svg:x="31.93cm" svg:y="7.597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1.828cm" svg:y="7.721cm">
                      <draw:text-box>
                        <text:p text:style-name="P3"><text:span text:style-name="T4">g5</text:span></text:p>
                      </draw:text-box>
                    </draw:frame>
                  </draw:g>
                  <draw:g>
                    <draw:custom-shape draw:style-name="gr11" draw:text-style-name="P3" draw:layer="layout" svg:width="1.026cm" svg:height="1.025cm" svg:x="33.162cm" svg:y="7.596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3.059cm" svg:y="7.72cm">
                      <draw:text-box>
                        <text:p text:style-name="P3">g1</text:p>
                      </draw:text-box>
                    </draw:frame>
                    <draw:custom-shape draw:style-name="gr15" draw:text-style-name="P11" draw:layer="layout" svg:width="1.026cm" svg:height="1.025cm" svg:x="33.162cm" svg:y="7.597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3.059cm" svg:y="7.721cm">
                      <draw:text-box>
                        <text:p text:style-name="P3"><text:span text:style-name="T4">g6</text:span></text:p>
                      </draw:text-box>
                    </draw:frame>
                  </draw:g>
                  <draw:g>
                    <draw:custom-shape draw:style-name="gr13" draw:text-style-name="P3" draw:layer="layout" svg:width="1.025cm" svg:height="1.025cm" svg:x="34.393cm" svg:y="7.596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4.29cm" svg:y="7.72cm">
                      <draw:text-box>
                        <text:p text:style-name="P3">g1</text:p>
                      </draw:text-box>
                    </draw:frame>
                    <draw:custom-shape draw:style-name="gr14" draw:text-style-name="P11" draw:layer="layout" svg:width="1.025cm" svg:height="1.025cm" svg:x="34.393cm" svg:y="7.597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4.29cm" svg:y="7.721cm">
                      <draw:text-box>
                        <text:p text:style-name="P3"><text:span text:style-name="T4">g7</text:span></text:p>
                      </draw:text-box>
                    </draw:frame>
                  </draw:g>
                  <draw:g>
                    <draw:custom-shape draw:style-name="gr11" draw:text-style-name="P3" draw:layer="layout" svg:width="1.026cm" svg:height="1.025cm" svg:x="28.238cm" svg:y="7.596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cm" svg:height="1.716cm" svg:x="28.136cm" svg:y="7.72cm">
                      <draw:text-box>
                        <text:p text:style-name="P3"><text:span text:style-name="T4">g1</text:span></text:p>
                      </draw:text-box>
                    </draw:frame>
                  </draw:g>
                  <draw:g>
                    <draw:custom-shape draw:style-name="gr13" draw:text-style-name="P3" draw:layer="layout" svg:width="1.025cm" svg:height="1.025cm" svg:x="30.7cm" svg:y="7.596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0.597cm" svg:y="7.72cm">
                      <draw:text-box>
                        <text:p text:style-name="P3">g1</text:p>
                      </draw:text-box>
                    </draw:frame>
                    <draw:custom-shape draw:style-name="gr13" draw:text-style-name="P3" draw:layer="layout" svg:width="1.025cm" svg:height="1.025cm" svg:x="30.7cm" svg:y="7.597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0.597cm" svg:y="7.721cm">
                      <draw:text-box>
                        <text:p text:style-name="P3"><text:span text:style-name="T4">g4</text:span></text:p>
                      </draw:text-box>
                    </draw:frame>
                  </draw:g>
                  <draw:line draw:style-name="gr22" draw:text-style-name="P6" draw:layer="layout" svg:x1="32.445cm" svg:y1="9.031cm" svg:x2="28.752cm" svg:y2="8.622cm">
                    <text:p/>
                  </draw:line>
                  <draw:g>
                    <draw:custom-shape draw:style-name="gr11" draw:text-style-name="P3" draw:layer="layout" svg:width="1.026cm" svg:height="1.025cm" svg:x="35.623cm" svg:y="7.597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cm" svg:height="1.716cm" svg:x="35.521cm" svg:y="7.721cm">
                      <draw:text-box>
                        <text:p text:style-name="P3">g1</text:p>
                      </draw:text-box>
                    </draw:frame>
                    <draw:custom-shape draw:style-name="gr15" draw:text-style-name="P11" draw:layer="layout" svg:width="1.026cm" svg:height="1.025cm" svg:x="35.623cm" svg:y="7.598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cm" svg:height="1.716cm" svg:x="35.521cm" svg:y="7.722cm">
                      <draw:text-box>
                        <text:p text:style-name="P3"><text:span text:style-name="T4">g9</text:span></text:p>
                      </draw:text-box>
                    </draw:frame>
                  </draw:g>
                  <draw:line draw:style-name="gr22" draw:text-style-name="P6" draw:layer="layout" svg:x1="32.444cm" svg:y1="9.032cm" svg:x2="36.137cm" svg:y2="8.623cm">
                    <text:p/>
                  </draw:line>
                  <draw:line draw:style-name="gr22" draw:text-style-name="P6" draw:layer="layout" svg:x1="32.444cm" svg:y1="9.033cm" svg:x2="34.906cm" svg:y2="8.623cm">
                    <text:p/>
                  </draw:line>
                  <draw:line draw:style-name="gr22" draw:text-style-name="P6" draw:layer="layout" svg:x1="32.444cm" svg:y1="9.033cm" svg:x2="33.675cm" svg:y2="8.623cm">
                    <text:p/>
                  </draw:line>
                  <draw:line draw:style-name="gr22" draw:text-style-name="P6" draw:layer="layout" svg:x1="32.444cm" svg:y1="9.03cm" svg:x2="31.213cm" svg:y2="8.622cm">
                    <text:p/>
                  </draw:line>
                  <draw:line draw:style-name="gr22" draw:text-style-name="P6" draw:layer="layout" svg:x1="32.444cm" svg:y1="9.034cm" svg:x2="32.444cm" svg:y2="8.622cm">
                    <text:p/>
                  </draw:line>
                </draw:g>
              </draw:g>
            </draw:g>
          </draw:g>
        </draw:g>
        <draw:g>
          <draw:g>
            <draw:g>
              <draw:line draw:style-name="gr22" draw:text-style-name="P6" draw:layer="layout" svg:x1="4.096cm" svg:y1="36.312cm" svg:x2="3.167cm" svg:y2="37.617cm">
                <text:p/>
              </draw:line>
              <draw:line draw:style-name="gr22" draw:text-style-name="P6" draw:layer="layout" svg:x1="15.74cm" svg:y1="35.696cm" svg:x2="16.766cm" svg:y2="35.901cm">
                <text:p/>
              </draw:line>
              <draw:line draw:style-name="gr22" draw:text-style-name="P6" draw:layer="layout" svg:x1="15.535cm" svg:y1="35.901cm" svg:x2="16.356cm" svg:y2="35.026cm">
                <text:p/>
              </draw:line>
              <draw:custom-shape draw:style-name="gr3" draw:text-style-name="P5" xml:id="id18" draw:id="id18" draw:layer="layout" svg:width="4.105cm" svg:height="1.437cm" svg:x="4.096cm" svg:y="35.593cm">
                <text:p text:style-name="P3"><text:span text:style-name="T2">catalytic</text:span><text:span text:style-name="T2"><text:line-break/></text:span><text:span text:style-name="T2">activity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5" xml:id="id17" draw:id="id17" draw:layer="layout" svg:width="4.103cm" svg:height="1.437cm" svg:x="11.636cm" svg:y="35.593cm">
                <text:p text:style-name="P3"><text:span text:style-name="T2">bind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xml:id="id15" draw:id="id15" draw:layer="layout" svg:width="4.104cm" svg:height="1.436cm" svg:x="7.533cm" svg:y="32.413cm">
                <text:p text:style-name="P3"><text:span text:style-name="T2">molecular</text:span><text:span text:style-name="T2"><text:line-break/></text:span><text:span text:style-name="T2">functio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5" xml:id="id20" draw:id="id20" draw:layer="layout" svg:width="4.105cm" svg:height="1.436cm" svg:x="13.892cm" svg:y="38.773cm">
                <text:p text:style-name="P3"><text:span text:style-name="T3">protein</text:span><text:span text:style-name="T3"><text:line-break/></text:span><text:span text:style-name="T3">bind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xml:id="id19" draw:id="id19" draw:layer="layout" svg:width="4.103cm" svg:height="1.436cm" svg:x="9.379cm" svg:y="38.773cm">
                <text:p text:style-name="P3"><text:span text:style-name="T3">ion bind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13" xml:id="id21" draw:id="id21" draw:layer="layout" svg:width="4.105cm" svg:height="1.436cm" svg:x="4.096cm" svg:y="38.773cm">
                <text:p text:style-name="P3"><text:span text:style-name="T2">hydrolase</text:span><text:span text:style-name="T2"><text:line-break/></text:span><text:span text:style-name="T2">activity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9" draw:text-style-name="P6" xml:id="id16" draw:id="id16" draw:layer="layout" draw:type="line" svg:x1="9.585cm" svg:y1="33.849cm" svg:x2="9.585cm" svg:y2="33.849cm" draw:start-shape="id15" draw:start-glue-point="2" draw:end-shape="id15" draw:end-glue-point="2" svg:d="M9585 33849z" svg:viewBox="0 0 1 1">
                <text:p/>
              </draw:connector>
              <draw:connector draw:style-name="gr10" draw:text-style-name="P6" draw:layer="layout" draw:type="line" svg:x1="9.585cm" svg:y1="33.849cm" svg:x2="13.687cm" svg:y2="35.593cm" draw:start-shape="id16" draw:start-glue-point="0" draw:end-shape="id17" draw:end-glue-point="0" svg:d="M9585 33849l4102 1744" svg:viewBox="0 0 4103 1745">
                <text:p/>
              </draw:connector>
              <draw:connector draw:style-name="gr10" draw:text-style-name="P6" draw:layer="layout" draw:type="line" svg:x1="9.584cm" svg:y1="33.85cm" svg:x2="6.148cm" svg:y2="35.593cm" draw:end-shape="id18" draw:end-glue-point="0" svg:d="M9584 33850l-3436 1743" svg:viewBox="0 0 3437 1744">
                <text:p/>
              </draw:connector>
              <draw:connector draw:style-name="gr10" draw:text-style-name="P6" draw:layer="layout" draw:type="line" svg:x1="13.687cm" svg:y1="37.03cm" svg:x2="11.43cm" svg:y2="38.773cm" draw:start-shape="id17" draw:start-glue-point="2" draw:end-shape="id19" draw:end-glue-point="0" svg:d="M13687 37030l-2257 1743" svg:viewBox="0 0 2258 1744">
                <text:p/>
              </draw:connector>
              <draw:connector draw:style-name="gr10" draw:text-style-name="P6" draw:layer="layout" draw:type="line" svg:x1="13.687cm" svg:y1="37.03cm" svg:x2="15.944cm" svg:y2="38.773cm" draw:start-shape="id17" draw:start-glue-point="2" draw:end-shape="id20" draw:end-glue-point="0" svg:d="M13687 37030l2257 1743" svg:viewBox="0 0 2258 1744">
                <text:p/>
              </draw:connector>
              <draw:connector draw:style-name="gr10" draw:text-style-name="P6" draw:layer="layout" draw:type="line" svg:x1="6.148cm" svg:y1="37.03cm" svg:x2="6.148cm" svg:y2="38.773cm" draw:start-shape="id18" draw:start-glue-point="2" draw:end-shape="id21" draw:end-glue-point="0" svg:d="M6148 37030v1743" svg:viewBox="0 0 1 1744">
                <text:p/>
              </draw:connector>
              <draw:g>
                <draw:line draw:style-name="gr22" draw:text-style-name="P6" draw:layer="layout" svg:x1="11.432cm" svg:y1="40.209cm" svg:x2="12.047cm" svg:y2="41.03cm">
                  <text:p/>
                </draw:line>
                <draw:line draw:style-name="gr22" draw:text-style-name="P6" draw:layer="layout" svg:x1="11.431cm" svg:y1="40.209cm" svg:x2="10.816cm" svg:y2="41.122cm">
                  <text:p/>
                </draw:line>
                <draw:g>
                  <draw:custom-shape draw:style-name="gr26" draw:text-style-name="P3" draw:layer="layout" svg:width="1.025cm" svg:height="1.026cm" svg:x="11.535cm" svg:y="40.6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1.432cm" svg:y="40.744cm">
                    <draw:text-box>
                      <text:p text:style-name="P3">g1</text:p>
                    </draw:text-box>
                  </draw:frame>
                  <draw:custom-shape draw:style-name="gr27" draw:text-style-name="P11" draw:layer="layout" svg:width="1.025cm" svg:height="1.026cm" svg:x="11.535cm" svg:y="40.62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1.432cm" svg:y="40.745cm">
                    <draw:text-box>
                      <text:p text:style-name="P3"><text:span text:style-name="T4">g7</text:span></text:p>
                    </draw:text-box>
                  </draw:frame>
                </draw:g>
                <draw:g>
                  <draw:custom-shape draw:style-name="gr28" draw:text-style-name="P3" draw:layer="layout" svg:width="1.027cm" svg:height="1.026cm" svg:x="10.303cm" svg:y="40.6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10.2cm" svg:y="40.744cm">
                    <draw:text-box>
                      <text:p text:style-name="P3">g1</text:p>
                    </draw:text-box>
                  </draw:frame>
                  <draw:custom-shape draw:style-name="gr31" draw:text-style-name="P11" draw:layer="layout" svg:width="1.027cm" svg:height="1.026cm" svg:x="10.303cm" svg:y="40.62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10.2cm" svg:y="40.745cm">
                    <draw:text-box>
                      <text:p text:style-name="P3"><text:span text:style-name="T4">g6</text:span></text:p>
                    </draw:text-box>
                  </draw:frame>
                </draw:g>
              </draw:g>
              <draw:g>
                <draw:line draw:style-name="gr22" draw:text-style-name="P6" draw:layer="layout" svg:x1="15.945cm" svg:y1="40.204cm" svg:x2="17.791cm" svg:y2="40.744cm">
                  <text:p/>
                </draw:line>
                <draw:line draw:style-name="gr22" draw:text-style-name="P6" draw:layer="layout" svg:x1="15.945cm" svg:y1="40.21cm" svg:x2="15.33cm" svg:y2="41.03cm">
                  <text:p/>
                </draw:line>
                <draw:line draw:style-name="gr22" draw:text-style-name="P6" draw:layer="layout" svg:x1="15.945cm" svg:y1="40.204cm" svg:x2="16.56cm" svg:y2="41.029cm">
                  <text:p/>
                </draw:line>
                <draw:line draw:style-name="gr22" draw:text-style-name="P6" draw:layer="layout" svg:x1="15.945cm" svg:y1="40.21cm" svg:x2="14.099cm" svg:y2="40.745cm">
                  <text:p/>
                </draw:line>
                <draw:g>
                  <draw:custom-shape draw:style-name="gr26" draw:text-style-name="P3" draw:layer="layout" svg:width="1.025cm" svg:height="1.026cm" svg:x="17.279cm" svg:y="40.619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7.176cm" svg:y="40.744cm">
                    <draw:text-box>
                      <text:p text:style-name="P3">g1</text:p>
                    </draw:text-box>
                  </draw:frame>
                  <draw:custom-shape draw:style-name="gr30" draw:text-style-name="P15" draw:layer="layout" svg:width="1.025cm" svg:height="1.026cm" svg:x="17.279cm" svg:y="40.6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7.176cm" svg:y="40.744cm">
                    <draw:text-box>
                      <text:p text:style-name="P3"><text:span text:style-name="T4">g9</text:span></text:p>
                    </draw:text-box>
                  </draw:frame>
                </draw:g>
                <draw:g>
                  <draw:custom-shape draw:style-name="gr28" draw:text-style-name="P3" draw:layer="layout" svg:width="1.027cm" svg:height="1.026cm" svg:x="16.047cm" svg:y="40.619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5.945cm" svg:y="40.744cm">
                    <draw:text-box>
                      <text:p text:style-name="P3">g1</text:p>
                    </draw:text-box>
                  </draw:frame>
                  <draw:custom-shape draw:style-name="gr31" draw:text-style-name="P11" draw:layer="layout" svg:width="1.027cm" svg:height="1.026cm" svg:x="16.047cm" svg:y="40.6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5.945cm" svg:y="40.744cm">
                    <draw:text-box>
                      <text:p text:style-name="P3"><text:span text:style-name="T4">g7</text:span></text:p>
                    </draw:text-box>
                  </draw:frame>
                </draw:g>
                <draw:g>
                  <draw:custom-shape draw:style-name="gr26" draw:text-style-name="P3" draw:layer="layout" svg:width="1.025cm" svg:height="1.026cm" svg:x="13.586cm" svg:y="40.619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3.483cm" svg:y="40.744cm">
                    <draw:text-box>
                      <text:p text:style-name="P3">g1</text:p>
                    </draw:text-box>
                  </draw:frame>
                  <draw:custom-shape draw:style-name="gr32" draw:text-style-name="P14" draw:layer="layout" svg:width="1.025cm" svg:height="1.026cm" svg:x="13.586cm" svg:y="40.6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3.483cm" svg:y="40.744cm">
                    <draw:text-box>
                      <text:p text:style-name="P3"><text:span text:style-name="T4">g2</text:span></text:p>
                    </draw:text-box>
                  </draw:frame>
                </draw:g>
                <draw:g>
                  <draw:custom-shape draw:style-name="gr33" draw:text-style-name="P3" draw:layer="layout" svg:width="1.026cm" svg:height="1.026cm" svg:x="14.816cm" svg:y="40.619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4.714cm" svg:y="40.744cm">
                    <draw:text-box>
                      <text:p text:style-name="P3">g1</text:p>
                    </draw:text-box>
                  </draw:frame>
                  <draw:custom-shape draw:style-name="gr34" draw:text-style-name="P11" draw:layer="layout" svg:width="1.026cm" svg:height="1.026cm" svg:x="14.816cm" svg:y="40.6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4.714cm" svg:y="40.744cm">
                    <draw:text-box>
                      <text:p text:style-name="P3"><text:span text:style-name="T4">g5</text:span></text:p>
                    </draw:text-box>
                  </draw:frame>
                </draw:g>
              </draw:g>
              <draw:g>
                <draw:line draw:style-name="gr22" draw:text-style-name="P6" draw:layer="layout" svg:x1="6.098cm" svg:y1="40.203cm" svg:x2="6.098cm" svg:y2="41.235cm">
                  <text:p/>
                </draw:line>
                <draw:line draw:style-name="gr22" draw:text-style-name="P6" draw:layer="layout" svg:x1="6.098cm" svg:y1="40.209cm" svg:x2="7.739cm" svg:y2="41.03cm">
                  <text:p/>
                </draw:line>
                <draw:line draw:style-name="gr22" draw:text-style-name="P6" draw:layer="layout" svg:x1="6.098cm" svg:y1="40.209cm" svg:x2="4.867cm" svg:y2="40.742cm">
                  <text:p/>
                </draw:line>
                <draw:g>
                  <draw:custom-shape draw:style-name="gr33" draw:text-style-name="P3" draw:layer="layout" svg:width="1.026cm" svg:height="1.026cm" svg:x="4.354cm" svg:y="40.618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4.251cm" svg:y="40.742cm">
                    <draw:text-box>
                      <text:p text:style-name="P3"><text:span text:style-name="T4">g1</text:span></text:p>
                    </draw:text-box>
                  </draw:frame>
                </draw:g>
                <draw:g>
                  <draw:custom-shape draw:style-name="gr35" draw:text-style-name="P3" draw:layer="layout" svg:width="1.026cm" svg:height="1.027cm" svg:x="5.585cm" svg:y="40.618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cm" svg:height="1.716cm" svg:x="5.483cm" svg:y="40.743cm">
                    <draw:text-box>
                      <text:p text:style-name="P3">g1</text:p>
                    </draw:text-box>
                  </draw:frame>
                  <draw:custom-shape draw:style-name="gr33" draw:text-style-name="P3" draw:layer="layout" svg:width="1.026cm" svg:height="1.026cm" svg:x="5.585cm" svg:y="40.619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cm" svg:height="1.716cm" svg:x="5.483cm" svg:y="40.744cm">
                    <draw:text-box>
                      <text:p text:style-name="P3"><text:span text:style-name="T4">g2</text:span></text:p>
                    </draw:text-box>
                  </draw:frame>
                </draw:g>
                <draw:g>
                  <draw:custom-shape draw:style-name="gr33" draw:text-style-name="P3" draw:layer="layout" svg:width="1.026cm" svg:height="1.026cm" svg:x="6.816cm" svg:y="40.618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6.713cm" svg:y="40.742cm">
                    <draw:text-box>
                      <text:p text:style-name="P3">g1</text:p>
                    </draw:text-box>
                  </draw:frame>
                  <draw:custom-shape draw:style-name="gr35" draw:text-style-name="P3" draw:layer="layout" svg:width="1.026cm" svg:height="1.027cm" svg:x="6.816cm" svg:y="40.618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6.713cm" svg:y="40.743cm">
                    <draw:text-box>
                      <text:p text:style-name="P3"><text:span text:style-name="T4">g4</text:span></text:p>
                    </draw:text-box>
                  </draw:frame>
                </draw:g>
              </draw:g>
              <draw:g>
                <draw:line draw:style-name="gr22" draw:text-style-name="P6" draw:layer="layout" svg:x1="4.096cm" svg:y1="36.311cm" svg:x2="2.913cm" svg:y2="34.67cm">
                  <text:p/>
                </draw:line>
                <draw:g>
                  <draw:custom-shape draw:style-name="gr26" draw:text-style-name="P3" draw:layer="layout" svg:width="1.025cm" svg:height="1.026cm" svg:x="2.508cm" svg:y="37.00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05cm" svg:y="37.131cm">
                    <draw:text-box>
                      <text:p text:style-name="P3">g1</text:p>
                    </draw:text-box>
                  </draw:frame>
                  <draw:custom-shape draw:style-name="gr36" draw:text-style-name="P3" draw:layer="layout" svg:width="1.025cm" svg:height="1.027cm" svg:x="2.508cm" svg:y="37.00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05cm" svg:y="37.132cm">
                    <draw:text-box>
                      <text:p text:style-name="P3"><text:span text:style-name="T4">g4</text:span></text:p>
                    </draw:text-box>
                  </draw:frame>
                </draw:g>
                <draw:g>
                  <draw:custom-shape draw:style-name="gr13" draw:text-style-name="P3" draw:layer="layout" svg:width="1.025cm" svg:height="1.025cm" svg:x="2.508cm" svg:y="34.54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05cm" svg:y="34.67cm">
                    <draw:text-box>
                      <text:p text:style-name="P3"><text:span text:style-name="T4">g1</text:span></text:p>
                    </draw:text-box>
                  </draw:frame>
                </draw:g>
                <draw:g>
                  <draw:custom-shape draw:style-name="gr26" draw:text-style-name="P3" draw:layer="layout" svg:width="1.025cm" svg:height="1.026cm" svg:x="2.508cm" svg:y="35.77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05cm" svg:y="35.9cm">
                    <draw:text-box>
                      <text:p text:style-name="P3">g1</text:p>
                    </draw:text-box>
                  </draw:frame>
                  <draw:custom-shape draw:style-name="gr26" draw:text-style-name="P3" draw:layer="layout" svg:width="1.025cm" svg:height="1.026cm" svg:x="2.508cm" svg:y="35.77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05cm" svg:y="35.901cm">
                    <draw:text-box>
                      <text:p text:style-name="P3"><text:span text:style-name="T4">g2</text:span></text:p>
                    </draw:text-box>
                  </draw:frame>
                </draw:g>
                <draw:line draw:style-name="gr22" draw:text-style-name="P6" draw:layer="layout" svg:x1="4.096cm" svg:y1="36.311cm" svg:x2="3.533cm" svg:y2="36.312cm">
                  <text:p/>
                </draw:line>
              </draw:g>
              <draw:g>
                <draw:line draw:style-name="gr22" draw:text-style-name="P6" draw:layer="layout" svg:x1="15.74cm" svg:y1="35.696cm" svg:x2="16.766cm" svg:y2="37.132cm">
                  <text:p/>
                </draw:line>
                <draw:line draw:style-name="gr22" draw:text-style-name="P6" draw:layer="layout" svg:x1="15.74cm" svg:y1="35.696cm" svg:x2="14.099cm" svg:y2="34.67cm">
                  <text:p/>
                </draw:line>
                <draw:g>
                  <draw:g>
                    <draw:custom-shape draw:style-name="gr33" draw:text-style-name="P3" draw:layer="layout" svg:width="1.026cm" svg:height="1.026cm" svg:x="16.15cm" svg:y="36.581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7cm" svg:y="36.705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16.15cm" svg:y="36.581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37" draw:text-style-name="P7" draw:layer="layout" svg:width="1.232cm" svg:height="1.715cm" svg:x="16.047cm" svg:y="36.707cm">
                      <draw:text-box>
                        <text:p text:style-name="P3"><text:span text:style-name="T4">g9</text:span></text:p>
                      </draw:text-box>
                    </draw:frame>
                  </draw:g>
                  <draw:g>
                    <draw:custom-shape draw:style-name="gr33" draw:text-style-name="P3" draw:layer="layout" svg:width="1.026cm" svg:height="1.026cm" svg:x="14.919cm" svg:y="34.124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14.816cm" svg:y="34.248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14.919cm" svg:y="34.125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14.816cm" svg:y="34.249cm">
                      <draw:text-box>
                        <text:p text:style-name="P3"><text:span text:style-name="T4">g5</text:span></text:p>
                      </draw:text-box>
                    </draw:frame>
                  </draw:g>
                  <draw:g>
                    <draw:custom-shape draw:style-name="gr33" draw:text-style-name="P3" draw:layer="layout" svg:width="1.026cm" svg:height="1.026cm" svg:x="13.688cm" svg:y="34.124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cm" svg:height="1.716cm" svg:x="13.586cm" svg:y="34.248cm">
                      <draw:text-box>
                        <text:p text:style-name="P3">g1</text:p>
                      </draw:text-box>
                    </draw:frame>
                    <draw:custom-shape draw:style-name="gr33" draw:text-style-name="P3" draw:layer="layout" svg:width="1.026cm" svg:height="1.026cm" svg:x="13.688cm" svg:y="34.125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cm" svg:height="1.716cm" svg:x="13.586cm" svg:y="34.249cm">
                      <draw:text-box>
                        <text:p text:style-name="P3"><text:span text:style-name="T4">g2</text:span></text:p>
                      </draw:text-box>
                    </draw:frame>
                  </draw:g>
                  <draw:g>
                    <draw:custom-shape draw:style-name="gr33" draw:text-style-name="P3" draw:layer="layout" svg:width="1.026cm" svg:height="1.026cm" svg:x="16.15cm" svg:y="34.124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7cm" svg:y="34.248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16.15cm" svg:y="34.125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7cm" svg:y="34.249cm">
                      <draw:text-box>
                        <text:p text:style-name="P3"><text:span text:style-name="T4">g6</text:span></text:p>
                      </draw:text-box>
                    </draw:frame>
                  </draw:g>
                  <draw:g>
                    <draw:custom-shape draw:style-name="gr11" draw:text-style-name="P3" draw:layer="layout" svg:width="1.026cm" svg:height="1.025cm" svg:x="16.15cm" svg:y="35.353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7cm" svg:y="35.477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16.15cm" svg:y="35.353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7cm" svg:y="35.478cm">
                      <draw:text-box>
                        <text:p text:style-name="P3"><text:span text:style-name="T4">g7</text:span></text:p>
                      </draw:text-box>
                    </draw:frame>
                  </draw:g>
                </draw:g>
                <draw:line draw:style-name="gr22" draw:text-style-name="P6" draw:layer="layout" svg:x1="15.74cm" svg:y1="35.696cm" svg:x2="15.535cm" svg:y2="35.15cm">
                  <text:p/>
                </draw:line>
              </draw:g>
              <draw:g>
                <draw:line draw:style-name="gr22" draw:text-style-name="P6" draw:layer="layout" svg:x1="9.585cm" svg:y1="32.415cm" svg:x2="7.123cm" svg:y2="32.005cm">
                  <text:p/>
                </draw:line>
                <draw:g>
                  <draw:g>
                    <draw:custom-shape draw:style-name="gr13" draw:text-style-name="P3" draw:layer="layout" svg:width="1.025cm" svg:height="1.025cm" svg:x="6.61cm" svg:y="30.979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6.507cm" svg:y="31.103cm">
                      <draw:text-box>
                        <text:p text:style-name="P3">g1</text:p>
                      </draw:text-box>
                    </draw:frame>
                    <draw:custom-shape draw:style-name="gr13" draw:text-style-name="P3" draw:layer="layout" svg:width="1.025cm" svg:height="1.025cm" svg:x="6.61cm" svg:y="30.98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6.507cm" svg:y="31.104cm">
                      <draw:text-box>
                        <text:p text:style-name="P3"><text:span text:style-name="T4">g2</text:span></text:p>
                      </draw:text-box>
                    </draw:frame>
                  </draw:g>
                  <draw:g>
                    <draw:g>
                      <draw:custom-shape draw:style-name="gr16" draw:text-style-name="P3" draw:layer="layout" svg:width="1.027cm" svg:height="1.025cm" svg:x="9.071cm" svg:y="30.979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8.969cm" svg:y="31.103cm">
                        <draw:text-box>
                          <text:p text:style-name="P3">g1</text:p>
                        </draw:text-box>
                      </draw:frame>
                      <draw:custom-shape draw:style-name="gr17" draw:text-style-name="P11" draw:layer="layout" svg:width="1.027cm" svg:height="1.025cm" svg:x="9.071cm" svg:y="30.98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8.969cm" svg:y="31.104cm">
                        <draw:text-box>
                          <text:p text:style-name="P3"><text:span text:style-name="T4">g5</text:span></text:p>
                        </draw:text-box>
                      </draw:frame>
                    </draw:g>
                    <draw:g>
                      <draw:custom-shape draw:style-name="gr11" draw:text-style-name="P3" draw:layer="layout" svg:width="1.026cm" svg:height="1.025cm" svg:x="10.303cm" svg:y="30.979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10.2cm" svg:y="31.103cm">
                        <draw:text-box>
                          <text:p text:style-name="P3">g1</text:p>
                        </draw:text-box>
                      </draw:frame>
                      <draw:custom-shape draw:style-name="gr15" draw:text-style-name="P11" draw:layer="layout" svg:width="1.026cm" svg:height="1.025cm" svg:x="10.303cm" svg:y="30.98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10.2cm" svg:y="31.104cm">
                        <draw:text-box>
                          <text:p text:style-name="P3"><text:span text:style-name="T4">g6</text:span></text:p>
                        </draw:text-box>
                      </draw:frame>
                    </draw:g>
                    <draw:g>
                      <draw:custom-shape draw:style-name="gr13" draw:text-style-name="P3" draw:layer="layout" svg:width="1.025cm" svg:height="1.025cm" svg:x="11.534cm" svg:y="30.979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11.431cm" svg:y="31.103cm">
                        <draw:text-box>
                          <text:p text:style-name="P3">g1</text:p>
                        </draw:text-box>
                      </draw:frame>
                      <draw:custom-shape draw:style-name="gr14" draw:text-style-name="P11" draw:layer="layout" svg:width="1.025cm" svg:height="1.025cm" svg:x="11.534cm" svg:y="30.98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11.431cm" svg:y="31.104cm">
                        <draw:text-box>
                          <text:p text:style-name="P3"><text:span text:style-name="T4">g7</text:span></text:p>
                        </draw:text-box>
                      </draw:frame>
                    </draw:g>
                    <draw:g>
                      <draw:custom-shape draw:style-name="gr11" draw:text-style-name="P3" draw:layer="layout" svg:width="1.026cm" svg:height="1.025cm" svg:x="5.379cm" svg:y="30.979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cm" svg:height="1.716cm" svg:x="5.277cm" svg:y="31.103cm">
                        <draw:text-box>
                          <text:p text:style-name="P3"><text:span text:style-name="T4">g1</text:span></text:p>
                        </draw:text-box>
                      </draw:frame>
                    </draw:g>
                    <draw:g>
                      <draw:custom-shape draw:style-name="gr13" draw:text-style-name="P3" draw:layer="layout" svg:width="1.025cm" svg:height="1.025cm" svg:x="7.841cm" svg:y="30.979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7.738cm" svg:y="31.103cm">
                        <draw:text-box>
                          <text:p text:style-name="P3">g1</text:p>
                        </draw:text-box>
                      </draw:frame>
                      <draw:custom-shape draw:style-name="gr13" draw:text-style-name="P3" draw:layer="layout" svg:width="1.025cm" svg:height="1.025cm" svg:x="7.841cm" svg:y="30.98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7.738cm" svg:y="31.104cm">
                        <draw:text-box>
                          <text:p text:style-name="P3"><text:span text:style-name="T4">g4</text:span></text:p>
                        </draw:text-box>
                      </draw:frame>
                    </draw:g>
                    <draw:line draw:style-name="gr22" draw:text-style-name="P6" draw:layer="layout" svg:x1="9.586cm" svg:y1="32.414cm" svg:x2="5.893cm" svg:y2="32.005cm">
                      <text:p/>
                    </draw:line>
                    <draw:g>
                      <draw:custom-shape draw:style-name="gr11" draw:text-style-name="P3" draw:layer="layout" svg:width="1.026cm" svg:height="1.025cm" svg:x="12.764cm" svg:y="30.98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cm" svg:height="1.716cm" svg:x="12.662cm" svg:y="31.104cm">
                        <draw:text-box>
                          <text:p text:style-name="P3">g1</text:p>
                        </draw:text-box>
                      </draw:frame>
                      <draw:custom-shape draw:style-name="gr15" draw:text-style-name="P11" draw:layer="layout" svg:width="1.026cm" svg:height="1.025cm" svg:x="12.764cm" svg:y="30.981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cm" svg:height="1.716cm" svg:x="12.662cm" svg:y="31.105cm">
                        <draw:text-box>
                          <text:p text:style-name="P3"><text:span text:style-name="T4">g9</text:span></text:p>
                        </draw:text-box>
                      </draw:frame>
                    </draw:g>
                    <draw:line draw:style-name="gr22" draw:text-style-name="P6" draw:layer="layout" svg:x1="9.585cm" svg:y1="32.415cm" svg:x2="13.278cm" svg:y2="32.006cm">
                      <text:p/>
                    </draw:line>
                    <draw:line draw:style-name="gr22" draw:text-style-name="P6" draw:layer="layout" svg:x1="9.585cm" svg:y1="32.416cm" svg:x2="12.047cm" svg:y2="32.006cm">
                      <text:p/>
                    </draw:line>
                    <draw:line draw:style-name="gr22" draw:text-style-name="P6" draw:layer="layout" svg:x1="9.585cm" svg:y1="32.416cm" svg:x2="10.816cm" svg:y2="32.006cm">
                      <text:p/>
                    </draw:line>
                    <draw:line draw:style-name="gr22" draw:text-style-name="P6" draw:layer="layout" svg:x1="9.585cm" svg:y1="32.413cm" svg:x2="8.354cm" svg:y2="32.005cm">
                      <text:p/>
                    </draw:line>
                    <draw:line draw:style-name="gr22" draw:text-style-name="P6" draw:layer="layout" svg:x1="9.585cm" svg:y1="32.417cm" svg:x2="9.585cm" svg:y2="32.005cm">
                      <text:p/>
                    </draw:line>
                  </draw:g>
                </draw:g>
              </draw:g>
              <draw:g>
                <draw:line draw:style-name="gr22" draw:text-style-name="P6" draw:layer="layout" svg:x1="11.433cm" svg:y1="40.2cm" svg:x2="12.048cm" svg:y2="41.021cm">
                  <text:p/>
                </draw:line>
                <draw:line draw:style-name="gr22" draw:text-style-name="P6" draw:layer="layout" svg:x1="11.432cm" svg:y1="40.2cm" svg:x2="10.817cm" svg:y2="41.113cm">
                  <text:p/>
                </draw:line>
                <draw:g>
                  <draw:custom-shape draw:style-name="gr26" draw:text-style-name="P3" draw:layer="layout" svg:width="1.025cm" svg:height="1.026cm" svg:x="11.536cm" svg:y="40.61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1.433cm" svg:y="40.735cm">
                    <draw:text-box>
                      <text:p text:style-name="P3">g1</text:p>
                    </draw:text-box>
                  </draw:frame>
                  <draw:custom-shape draw:style-name="gr27" draw:text-style-name="P11" draw:layer="layout" svg:width="1.025cm" svg:height="1.026cm" svg:x="11.536cm" svg:y="40.61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1.433cm" svg:y="40.736cm">
                    <draw:text-box>
                      <text:p text:style-name="P3"><text:span text:style-name="T4">g6</text:span></text:p>
                    </draw:text-box>
                  </draw:frame>
                </draw:g>
                <draw:g>
                  <draw:custom-shape draw:style-name="gr28" draw:text-style-name="P3" draw:layer="layout" svg:width="1.027cm" svg:height="1.026cm" svg:x="10.304cm" svg:y="40.61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10.201cm" svg:y="40.735cm">
                    <draw:text-box>
                      <text:p text:style-name="P3">g1</text:p>
                    </draw:text-box>
                  </draw:frame>
                  <draw:custom-shape draw:style-name="gr29" draw:text-style-name="P14" draw:layer="layout" svg:width="1.027cm" svg:height="1.026cm" svg:x="10.304cm" svg:y="40.61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10.201cm" svg:y="40.736cm">
                    <draw:text-box>
                      <text:p text:style-name="P3"><text:span text:style-name="T4">g2</text:span></text:p>
                    </draw:text-box>
                  </draw:frame>
                </draw:g>
              </draw:g>
            </draw:g>
            <draw:frame draw:style-name="gr21" draw:text-style-name="P12" draw:layer="layout" svg:width="18.034cm" svg:height="0.886cm" svg:x="0.5cm" svg:y="29.077cm">
              <draw:text-box>
                <text:p text:style-name="P3"><text:span text:style-name="T6">Genes annotated to ontology</text:span></text:p>
              </draw:text-box>
            </draw:frame>
          </draw:g>
          <draw:g>
            <draw:frame draw:style-name="gr21" draw:text-style-name="P12" draw:layer="layout" svg:width="5.129cm" svg:height="0.886cm" svg:x="30.09cm" svg:y="29.077cm">
              <draw:text-box>
                <text:p text:style-name="P3"><text:span text:style-name="T6">Randomsets</text:span></text:p>
              </draw:text-box>
            </draw:frame>
            <draw:frame draw:style-name="gr38" draw:text-style-name="P6" draw:layer="layout" svg:width="16cm" svg:height="11.73cm" svg:x="25.265cm" svg:y="30.731cm">
              <draw:image xlink:href="Pictures/20001B6D000083F7000060BA383574FCC3130590.svm" xlink:type="simple" xlink:show="embed" xlink:actuate="onLoad">
                <text:p/>
              </draw:image>
            </draw:frame>
          </draw:g>
        </draw:g>
        <draw:g>
          <draw:g>
            <draw:g>
              <draw:line draw:style-name="gr22" draw:text-style-name="P6" draw:layer="layout" svg:x1="4.091cm" svg:y1="59.359cm" svg:x2="3.162cm" svg:y2="60.664cm">
                <text:p/>
              </draw:line>
              <draw:line draw:style-name="gr22" draw:text-style-name="P6" draw:layer="layout" svg:x1="15.735cm" svg:y1="58.743cm" svg:x2="16.761cm" svg:y2="58.948cm">
                <text:p/>
              </draw:line>
              <draw:line draw:style-name="gr22" draw:text-style-name="P6" draw:layer="layout" svg:x1="15.53cm" svg:y1="58.948cm" svg:x2="16.351cm" svg:y2="58.073cm">
                <text:p/>
              </draw:line>
              <draw:custom-shape draw:style-name="gr3" draw:text-style-name="P5" xml:id="id25" draw:id="id25" draw:layer="layout" svg:width="4.105cm" svg:height="1.437cm" svg:x="4.091cm" svg:y="58.64cm">
                <text:p text:style-name="P3"><text:span text:style-name="T3">p = 0.029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5" xml:id="id24" draw:id="id24" draw:layer="layout" svg:width="4.103cm" svg:height="1.437cm" svg:x="11.631cm" svg:y="58.64cm">
                <text:p text:style-name="P3"><text:span text:style-name="T3">p = 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xml:id="id22" draw:id="id22" draw:layer="layout" svg:width="4.104cm" svg:height="1.436cm" svg:x="7.528cm" svg:y="55.46cm">
                <text:p text:style-name="P3"><text:span text:style-name="T3">p = 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5" xml:id="id27" draw:id="id27" draw:layer="layout" svg:width="4.105cm" svg:height="1.436cm" svg:x="13.887cm" svg:y="61.82cm">
                <text:p text:style-name="P3"><text:span text:style-name="T3">p = 0.97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xml:id="id26" draw:id="id26" draw:layer="layout" svg:width="4.103cm" svg:height="1.436cm" svg:x="9.374cm" svg:y="61.82cm">
                <text:p text:style-name="P3"><text:span text:style-name="T3">p = 0.714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13" xml:id="id28" draw:id="id28" draw:layer="layout" svg:width="4.105cm" svg:height="1.436cm" svg:x="4.091cm" svg:y="61.82cm">
                <text:p text:style-name="P3"><text:span text:style-name="T3">p = 0.029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9" draw:text-style-name="P6" xml:id="id23" draw:id="id23" draw:layer="layout" draw:type="line" svg:x1="9.58cm" svg:y1="56.896cm" svg:x2="9.58cm" svg:y2="56.896cm" draw:start-shape="id22" draw:start-glue-point="2" draw:end-shape="id22" draw:end-glue-point="2" svg:d="M9580 56896z" svg:viewBox="0 0 1 1">
                <text:p/>
              </draw:connector>
              <draw:connector draw:style-name="gr10" draw:text-style-name="P6" draw:layer="layout" draw:type="line" svg:x1="9.58cm" svg:y1="56.896cm" svg:x2="13.682cm" svg:y2="58.64cm" draw:start-shape="id23" draw:start-glue-point="0" draw:end-shape="id24" draw:end-glue-point="0" svg:d="M9580 56896l4102 1744" svg:viewBox="0 0 4103 1745">
                <text:p/>
              </draw:connector>
              <draw:connector draw:style-name="gr10" draw:text-style-name="P6" draw:layer="layout" draw:type="line" svg:x1="9.579cm" svg:y1="56.897cm" svg:x2="6.143cm" svg:y2="58.64cm" draw:end-shape="id25" draw:end-glue-point="0" svg:d="M9579 56897l-3436 1743" svg:viewBox="0 0 3437 1744">
                <text:p/>
              </draw:connector>
              <draw:connector draw:style-name="gr10" draw:text-style-name="P6" draw:layer="layout" draw:type="line" svg:x1="13.682cm" svg:y1="60.077cm" svg:x2="11.425cm" svg:y2="61.82cm" draw:start-shape="id24" draw:start-glue-point="2" draw:end-shape="id26" draw:end-glue-point="0" svg:d="M13682 60077l-2257 1743" svg:viewBox="0 0 2258 1744">
                <text:p/>
              </draw:connector>
              <draw:connector draw:style-name="gr10" draw:text-style-name="P6" draw:layer="layout" draw:type="line" svg:x1="13.682cm" svg:y1="60.077cm" svg:x2="15.939cm" svg:y2="61.82cm" draw:start-shape="id24" draw:start-glue-point="2" draw:end-shape="id27" draw:end-glue-point="0" svg:d="M13682 60077l2257 1743" svg:viewBox="0 0 2258 1744">
                <text:p/>
              </draw:connector>
              <draw:connector draw:style-name="gr10" draw:text-style-name="P6" draw:layer="layout" draw:type="line" svg:x1="6.143cm" svg:y1="60.077cm" svg:x2="6.143cm" svg:y2="61.82cm" draw:start-shape="id25" draw:start-glue-point="2" draw:end-shape="id28" draw:end-glue-point="0" svg:d="M6143 60077v1743" svg:viewBox="0 0 1 1744">
                <text:p/>
              </draw:connector>
              <draw:g>
                <draw:line draw:style-name="gr22" draw:text-style-name="P6" draw:layer="layout" svg:x1="11.427cm" svg:y1="63.256cm" svg:x2="12.042cm" svg:y2="64.077cm">
                  <text:p/>
                </draw:line>
                <draw:line draw:style-name="gr22" draw:text-style-name="P6" draw:layer="layout" svg:x1="11.426cm" svg:y1="63.256cm" svg:x2="10.811cm" svg:y2="64.169cm">
                  <text:p/>
                </draw:line>
                <draw:g>
                  <draw:custom-shape draw:style-name="gr26" draw:text-style-name="P3" draw:layer="layout" svg:width="1.025cm" svg:height="1.026cm" svg:x="11.53cm" svg:y="63.66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1.427cm" svg:y="63.791cm">
                    <draw:text-box>
                      <text:p text:style-name="P3">g1</text:p>
                    </draw:text-box>
                  </draw:frame>
                  <draw:custom-shape draw:style-name="gr27" draw:text-style-name="P11" draw:layer="layout" svg:width="1.025cm" svg:height="1.026cm" svg:x="11.53cm" svg:y="63.668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1.427cm" svg:y="63.792cm">
                    <draw:text-box>
                      <text:p text:style-name="P3"><text:span text:style-name="T4">g6</text:span></text:p>
                    </draw:text-box>
                  </draw:frame>
                </draw:g>
                <draw:g>
                  <draw:custom-shape draw:style-name="gr28" draw:text-style-name="P3" draw:layer="layout" svg:width="1.027cm" svg:height="1.026cm" svg:x="10.298cm" svg:y="63.66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10.195cm" svg:y="63.791cm">
                    <draw:text-box>
                      <text:p text:style-name="P3">g1</text:p>
                    </draw:text-box>
                  </draw:frame>
                  <draw:custom-shape draw:style-name="gr29" draw:text-style-name="P14" draw:layer="layout" svg:width="1.027cm" svg:height="1.026cm" svg:x="10.298cm" svg:y="63.668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10.195cm" svg:y="63.792cm">
                    <draw:text-box>
                      <text:p text:style-name="P3"><text:span text:style-name="T4">g2</text:span></text:p>
                    </draw:text-box>
                  </draw:frame>
                </draw:g>
              </draw:g>
              <draw:g>
                <draw:line draw:style-name="gr22" draw:text-style-name="P6" draw:layer="layout" svg:x1="15.94cm" svg:y1="63.251cm" svg:x2="17.786cm" svg:y2="63.791cm">
                  <text:p/>
                </draw:line>
                <draw:line draw:style-name="gr22" draw:text-style-name="P6" draw:layer="layout" svg:x1="15.94cm" svg:y1="63.257cm" svg:x2="15.325cm" svg:y2="64.077cm">
                  <text:p/>
                </draw:line>
                <draw:line draw:style-name="gr22" draw:text-style-name="P6" draw:layer="layout" svg:x1="15.94cm" svg:y1="63.251cm" svg:x2="16.555cm" svg:y2="64.076cm">
                  <text:p/>
                </draw:line>
                <draw:line draw:style-name="gr22" draw:text-style-name="P6" draw:layer="layout" svg:x1="15.94cm" svg:y1="63.257cm" svg:x2="14.094cm" svg:y2="63.792cm">
                  <text:p/>
                </draw:line>
                <draw:g>
                  <draw:custom-shape draw:style-name="gr26" draw:text-style-name="P3" draw:layer="layout" svg:width="1.025cm" svg:height="1.026cm" svg:x="17.274cm" svg:y="63.66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7.171cm" svg:y="63.791cm">
                    <draw:text-box>
                      <text:p text:style-name="P3">g1</text:p>
                    </draw:text-box>
                  </draw:frame>
                  <draw:custom-shape draw:style-name="gr30" draw:text-style-name="P15" draw:layer="layout" svg:width="1.025cm" svg:height="1.026cm" svg:x="17.274cm" svg:y="63.66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7.171cm" svg:y="63.791cm">
                    <draw:text-box>
                      <text:p text:style-name="P3"><text:span text:style-name="T4">g9</text:span></text:p>
                    </draw:text-box>
                  </draw:frame>
                </draw:g>
                <draw:g>
                  <draw:custom-shape draw:style-name="gr28" draw:text-style-name="P3" draw:layer="layout" svg:width="1.027cm" svg:height="1.026cm" svg:x="16.042cm" svg:y="63.66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5.94cm" svg:y="63.791cm">
                    <draw:text-box>
                      <text:p text:style-name="P3">g1</text:p>
                    </draw:text-box>
                  </draw:frame>
                  <draw:custom-shape draw:style-name="gr31" draw:text-style-name="P11" draw:layer="layout" svg:width="1.027cm" svg:height="1.026cm" svg:x="16.042cm" svg:y="63.66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5.94cm" svg:y="63.791cm">
                    <draw:text-box>
                      <text:p text:style-name="P3"><text:span text:style-name="T4">g7</text:span></text:p>
                    </draw:text-box>
                  </draw:frame>
                </draw:g>
                <draw:g>
                  <draw:custom-shape draw:style-name="gr26" draw:text-style-name="P3" draw:layer="layout" svg:width="1.025cm" svg:height="1.026cm" svg:x="13.581cm" svg:y="63.66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3.478cm" svg:y="63.791cm">
                    <draw:text-box>
                      <text:p text:style-name="P3">g1</text:p>
                    </draw:text-box>
                  </draw:frame>
                  <draw:custom-shape draw:style-name="gr32" draw:text-style-name="P14" draw:layer="layout" svg:width="1.025cm" svg:height="1.026cm" svg:x="13.581cm" svg:y="63.66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3.478cm" svg:y="63.791cm">
                    <draw:text-box>
                      <text:p text:style-name="P3"><text:span text:style-name="T4">g2</text:span></text:p>
                    </draw:text-box>
                  </draw:frame>
                </draw:g>
                <draw:g>
                  <draw:custom-shape draw:style-name="gr33" draw:text-style-name="P3" draw:layer="layout" svg:width="1.026cm" svg:height="1.026cm" svg:x="14.811cm" svg:y="63.66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4.709cm" svg:y="63.791cm">
                    <draw:text-box>
                      <text:p text:style-name="P3">g1</text:p>
                    </draw:text-box>
                  </draw:frame>
                  <draw:custom-shape draw:style-name="gr34" draw:text-style-name="P11" draw:layer="layout" svg:width="1.026cm" svg:height="1.026cm" svg:x="14.811cm" svg:y="63.667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14.709cm" svg:y="63.791cm">
                    <draw:text-box>
                      <text:p text:style-name="P3"><text:span text:style-name="T4">g5</text:span></text:p>
                    </draw:text-box>
                  </draw:frame>
                </draw:g>
              </draw:g>
              <draw:g>
                <draw:line draw:style-name="gr22" draw:text-style-name="P6" draw:layer="layout" svg:x1="6.093cm" svg:y1="63.25cm" svg:x2="6.093cm" svg:y2="64.282cm">
                  <text:p/>
                </draw:line>
                <draw:line draw:style-name="gr22" draw:text-style-name="P6" draw:layer="layout" svg:x1="6.093cm" svg:y1="63.256cm" svg:x2="7.734cm" svg:y2="64.077cm">
                  <text:p/>
                </draw:line>
                <draw:line draw:style-name="gr22" draw:text-style-name="P6" draw:layer="layout" svg:x1="6.093cm" svg:y1="63.256cm" svg:x2="4.862cm" svg:y2="63.789cm">
                  <text:p/>
                </draw:line>
                <draw:g>
                  <draw:custom-shape draw:style-name="gr33" draw:text-style-name="P3" draw:layer="layout" svg:width="1.026cm" svg:height="1.026cm" svg:x="4.349cm" svg:y="63.66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4.246cm" svg:y="63.789cm">
                    <draw:text-box>
                      <text:p text:style-name="P3"><text:span text:style-name="T4">g1</text:span></text:p>
                    </draw:text-box>
                  </draw:frame>
                </draw:g>
                <draw:g>
                  <draw:custom-shape draw:style-name="gr35" draw:text-style-name="P3" draw:layer="layout" svg:width="1.026cm" svg:height="1.027cm" svg:x="5.58cm" svg:y="63.66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cm" svg:height="1.716cm" svg:x="5.478cm" svg:y="63.79cm">
                    <draw:text-box>
                      <text:p text:style-name="P3">g1</text:p>
                    </draw:text-box>
                  </draw:frame>
                  <draw:custom-shape draw:style-name="gr33" draw:text-style-name="P3" draw:layer="layout" svg:width="1.026cm" svg:height="1.026cm" svg:x="5.58cm" svg:y="63.66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cm" svg:height="1.716cm" svg:x="5.478cm" svg:y="63.791cm">
                    <draw:text-box>
                      <text:p text:style-name="P3"><text:span text:style-name="T4">g2</text:span></text:p>
                    </draw:text-box>
                  </draw:frame>
                </draw:g>
                <draw:g>
                  <draw:custom-shape draw:style-name="gr33" draw:text-style-name="P3" draw:layer="layout" svg:width="1.026cm" svg:height="1.026cm" svg:x="6.811cm" svg:y="63.66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6.708cm" svg:y="63.789cm">
                    <draw:text-box>
                      <text:p text:style-name="P3">g1</text:p>
                    </draw:text-box>
                  </draw:frame>
                  <draw:custom-shape draw:style-name="gr35" draw:text-style-name="P3" draw:layer="layout" svg:width="1.026cm" svg:height="1.027cm" svg:x="6.811cm" svg:y="63.66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6.708cm" svg:y="63.79cm">
                    <draw:text-box>
                      <text:p text:style-name="P3"><text:span text:style-name="T4">g4</text:span></text:p>
                    </draw:text-box>
                  </draw:frame>
                </draw:g>
              </draw:g>
              <draw:g>
                <draw:line draw:style-name="gr22" draw:text-style-name="P6" draw:layer="layout" svg:x1="4.091cm" svg:y1="59.358cm" svg:x2="2.908cm" svg:y2="57.717cm">
                  <text:p/>
                </draw:line>
                <draw:g>
                  <draw:custom-shape draw:style-name="gr26" draw:text-style-name="P3" draw:layer="layout" svg:width="1.025cm" svg:height="1.026cm" svg:x="2.503cm" svg:y="60.054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cm" svg:y="60.178cm">
                    <draw:text-box>
                      <text:p text:style-name="P3">g1</text:p>
                    </draw:text-box>
                  </draw:frame>
                  <draw:custom-shape draw:style-name="gr36" draw:text-style-name="P3" draw:layer="layout" svg:width="1.025cm" svg:height="1.027cm" svg:x="2.503cm" svg:y="60.054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cm" svg:y="60.179cm">
                    <draw:text-box>
                      <text:p text:style-name="P3"><text:span text:style-name="T4">g4</text:span></text:p>
                    </draw:text-box>
                  </draw:frame>
                </draw:g>
                <draw:g>
                  <draw:custom-shape draw:style-name="gr13" draw:text-style-name="P3" draw:layer="layout" svg:width="1.025cm" svg:height="1.025cm" svg:x="2.503cm" svg:y="57.593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cm" svg:y="57.717cm">
                    <draw:text-box>
                      <text:p text:style-name="P3"><text:span text:style-name="T4">g1</text:span></text:p>
                    </draw:text-box>
                  </draw:frame>
                </draw:g>
                <draw:g>
                  <draw:custom-shape draw:style-name="gr26" draw:text-style-name="P3" draw:layer="layout" svg:width="1.025cm" svg:height="1.026cm" svg:x="2.503cm" svg:y="58.823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cm" svg:y="58.947cm">
                    <draw:text-box>
                      <text:p text:style-name="P3">g1</text:p>
                    </draw:text-box>
                  </draw:frame>
                  <draw:custom-shape draw:style-name="gr26" draw:text-style-name="P3" draw:layer="layout" svg:width="1.025cm" svg:height="1.026cm" svg:x="2.503cm" svg:y="58.824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.4cm" svg:y="58.948cm">
                    <draw:text-box>
                      <text:p text:style-name="P3"><text:span text:style-name="T4">g2</text:span></text:p>
                    </draw:text-box>
                  </draw:frame>
                </draw:g>
                <draw:line draw:style-name="gr22" draw:text-style-name="P6" draw:layer="layout" svg:x1="4.091cm" svg:y1="59.358cm" svg:x2="3.528cm" svg:y2="59.359cm">
                  <text:p/>
                </draw:line>
              </draw:g>
              <draw:g>
                <draw:line draw:style-name="gr22" draw:text-style-name="P6" draw:layer="layout" svg:x1="15.735cm" svg:y1="58.743cm" svg:x2="16.761cm" svg:y2="60.179cm">
                  <text:p/>
                </draw:line>
                <draw:line draw:style-name="gr22" draw:text-style-name="P6" draw:layer="layout" svg:x1="15.735cm" svg:y1="58.743cm" svg:x2="14.094cm" svg:y2="57.717cm">
                  <text:p/>
                </draw:line>
                <draw:g>
                  <draw:g>
                    <draw:custom-shape draw:style-name="gr33" draw:text-style-name="P3" draw:layer="layout" svg:width="1.026cm" svg:height="1.026cm" svg:x="16.145cm" svg:y="59.628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2cm" svg:y="59.752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16.145cm" svg:y="59.628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37" draw:text-style-name="P7" draw:layer="layout" svg:width="1.232cm" svg:height="1.715cm" svg:x="16.042cm" svg:y="59.754cm">
                      <draw:text-box>
                        <text:p text:style-name="P3"><text:span text:style-name="T4">g9</text:span></text:p>
                      </draw:text-box>
                    </draw:frame>
                  </draw:g>
                  <draw:g>
                    <draw:custom-shape draw:style-name="gr33" draw:text-style-name="P3" draw:layer="layout" svg:width="1.026cm" svg:height="1.026cm" svg:x="14.914cm" svg:y="57.171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14.811cm" svg:y="57.295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14.914cm" svg:y="57.172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14.811cm" svg:y="57.296cm">
                      <draw:text-box>
                        <text:p text:style-name="P3"><text:span text:style-name="T4">g5</text:span></text:p>
                      </draw:text-box>
                    </draw:frame>
                  </draw:g>
                  <draw:g>
                    <draw:custom-shape draw:style-name="gr33" draw:text-style-name="P3" draw:layer="layout" svg:width="1.026cm" svg:height="1.026cm" svg:x="13.683cm" svg:y="57.171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cm" svg:height="1.716cm" svg:x="13.581cm" svg:y="57.295cm">
                      <draw:text-box>
                        <text:p text:style-name="P3">g1</text:p>
                      </draw:text-box>
                    </draw:frame>
                    <draw:custom-shape draw:style-name="gr33" draw:text-style-name="P3" draw:layer="layout" svg:width="1.026cm" svg:height="1.026cm" svg:x="13.683cm" svg:y="57.172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cm" svg:height="1.716cm" svg:x="13.581cm" svg:y="57.296cm">
                      <draw:text-box>
                        <text:p text:style-name="P3"><text:span text:style-name="T4">g2</text:span></text:p>
                      </draw:text-box>
                    </draw:frame>
                  </draw:g>
                  <draw:g>
                    <draw:custom-shape draw:style-name="gr33" draw:text-style-name="P3" draw:layer="layout" svg:width="1.026cm" svg:height="1.026cm" svg:x="16.145cm" svg:y="57.171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2cm" svg:y="57.295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16.145cm" svg:y="57.172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2cm" svg:y="57.296cm">
                      <draw:text-box>
                        <text:p text:style-name="P3"><text:span text:style-name="T4">g6</text:span></text:p>
                      </draw:text-box>
                    </draw:frame>
                  </draw:g>
                  <draw:g>
                    <draw:custom-shape draw:style-name="gr11" draw:text-style-name="P3" draw:layer="layout" svg:width="1.026cm" svg:height="1.025cm" svg:x="16.145cm" svg:y="58.4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2cm" svg:y="58.524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16.145cm" svg:y="58.4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16.042cm" svg:y="58.525cm">
                      <draw:text-box>
                        <text:p text:style-name="P3"><text:span text:style-name="T4">g7</text:span></text:p>
                      </draw:text-box>
                    </draw:frame>
                  </draw:g>
                </draw:g>
                <draw:line draw:style-name="gr22" draw:text-style-name="P6" draw:layer="layout" svg:x1="15.735cm" svg:y1="58.743cm" svg:x2="15.53cm" svg:y2="58.197cm">
                  <text:p/>
                </draw:line>
              </draw:g>
              <draw:g>
                <draw:line draw:style-name="gr22" draw:text-style-name="P6" draw:layer="layout" svg:x1="9.58cm" svg:y1="55.462cm" svg:x2="7.118cm" svg:y2="55.052cm">
                  <text:p/>
                </draw:line>
                <draw:g>
                  <draw:g>
                    <draw:custom-shape draw:style-name="gr13" draw:text-style-name="P3" draw:layer="layout" svg:width="1.025cm" svg:height="1.025cm" svg:x="6.605cm" svg:y="54.026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6.502cm" svg:y="54.15cm">
                      <draw:text-box>
                        <text:p text:style-name="P3">g1</text:p>
                      </draw:text-box>
                    </draw:frame>
                    <draw:custom-shape draw:style-name="gr13" draw:text-style-name="P3" draw:layer="layout" svg:width="1.025cm" svg:height="1.025cm" svg:x="6.605cm" svg:y="54.027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6.502cm" svg:y="54.151cm">
                      <draw:text-box>
                        <text:p text:style-name="P3"><text:span text:style-name="T4">g2</text:span></text:p>
                      </draw:text-box>
                    </draw:frame>
                  </draw:g>
                  <draw:g>
                    <draw:g>
                      <draw:custom-shape draw:style-name="gr16" draw:text-style-name="P3" draw:layer="layout" svg:width="1.027cm" svg:height="1.025cm" svg:x="9.066cm" svg:y="54.026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8.964cm" svg:y="54.15cm">
                        <draw:text-box>
                          <text:p text:style-name="P3">g1</text:p>
                        </draw:text-box>
                      </draw:frame>
                      <draw:custom-shape draw:style-name="gr17" draw:text-style-name="P11" draw:layer="layout" svg:width="1.027cm" svg:height="1.025cm" svg:x="9.066cm" svg:y="54.027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8.964cm" svg:y="54.151cm">
                        <draw:text-box>
                          <text:p text:style-name="P3"><text:span text:style-name="T4">g5</text:span></text:p>
                        </draw:text-box>
                      </draw:frame>
                    </draw:g>
                    <draw:g>
                      <draw:custom-shape draw:style-name="gr11" draw:text-style-name="P3" draw:layer="layout" svg:width="1.026cm" svg:height="1.025cm" svg:x="10.298cm" svg:y="54.026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10.195cm" svg:y="54.15cm">
                        <draw:text-box>
                          <text:p text:style-name="P3">g1</text:p>
                        </draw:text-box>
                      </draw:frame>
                      <draw:custom-shape draw:style-name="gr15" draw:text-style-name="P11" draw:layer="layout" svg:width="1.026cm" svg:height="1.025cm" svg:x="10.298cm" svg:y="54.027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10.195cm" svg:y="54.151cm">
                        <draw:text-box>
                          <text:p text:style-name="P3"><text:span text:style-name="T4">g6</text:span></text:p>
                        </draw:text-box>
                      </draw:frame>
                    </draw:g>
                    <draw:g>
                      <draw:custom-shape draw:style-name="gr13" draw:text-style-name="P3" draw:layer="layout" svg:width="1.025cm" svg:height="1.025cm" svg:x="11.529cm" svg:y="54.026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11.426cm" svg:y="54.15cm">
                        <draw:text-box>
                          <text:p text:style-name="P3">g1</text:p>
                        </draw:text-box>
                      </draw:frame>
                      <draw:custom-shape draw:style-name="gr14" draw:text-style-name="P11" draw:layer="layout" svg:width="1.025cm" svg:height="1.025cm" svg:x="11.529cm" svg:y="54.027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11.426cm" svg:y="54.151cm">
                        <draw:text-box>
                          <text:p text:style-name="P3"><text:span text:style-name="T4">g7</text:span></text:p>
                        </draw:text-box>
                      </draw:frame>
                    </draw:g>
                    <draw:g>
                      <draw:custom-shape draw:style-name="gr11" draw:text-style-name="P3" draw:layer="layout" svg:width="1.026cm" svg:height="1.025cm" svg:x="5.374cm" svg:y="54.026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cm" svg:height="1.716cm" svg:x="5.272cm" svg:y="54.15cm">
                        <draw:text-box>
                          <text:p text:style-name="P3"><text:span text:style-name="T4">g1</text:span></text:p>
                        </draw:text-box>
                      </draw:frame>
                    </draw:g>
                    <draw:g>
                      <draw:custom-shape draw:style-name="gr13" draw:text-style-name="P3" draw:layer="layout" svg:width="1.025cm" svg:height="1.025cm" svg:x="7.836cm" svg:y="54.026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7.733cm" svg:y="54.15cm">
                        <draw:text-box>
                          <text:p text:style-name="P3">g1</text:p>
                        </draw:text-box>
                      </draw:frame>
                      <draw:custom-shape draw:style-name="gr13" draw:text-style-name="P3" draw:layer="layout" svg:width="1.025cm" svg:height="1.025cm" svg:x="7.836cm" svg:y="54.027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7.733cm" svg:y="54.151cm">
                        <draw:text-box>
                          <text:p text:style-name="P3"><text:span text:style-name="T4">g4</text:span></text:p>
                        </draw:text-box>
                      </draw:frame>
                    </draw:g>
                    <draw:line draw:style-name="gr22" draw:text-style-name="P6" draw:layer="layout" svg:x1="9.581cm" svg:y1="55.461cm" svg:x2="5.888cm" svg:y2="55.052cm">
                      <text:p/>
                    </draw:line>
                    <draw:g>
                      <draw:custom-shape draw:style-name="gr11" draw:text-style-name="P3" draw:layer="layout" svg:width="1.026cm" svg:height="1.025cm" svg:x="12.759cm" svg:y="54.027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cm" svg:height="1.716cm" svg:x="12.657cm" svg:y="54.151cm">
                        <draw:text-box>
                          <text:p text:style-name="P3">g1</text:p>
                        </draw:text-box>
                      </draw:frame>
                      <draw:custom-shape draw:style-name="gr15" draw:text-style-name="P11" draw:layer="layout" svg:width="1.026cm" svg:height="1.025cm" svg:x="12.759cm" svg:y="54.028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cm" svg:height="1.716cm" svg:x="12.657cm" svg:y="54.152cm">
                        <draw:text-box>
                          <text:p text:style-name="P3"><text:span text:style-name="T4">g9</text:span></text:p>
                        </draw:text-box>
                      </draw:frame>
                    </draw:g>
                    <draw:line draw:style-name="gr22" draw:text-style-name="P6" draw:layer="layout" svg:x1="9.58cm" svg:y1="55.462cm" svg:x2="13.273cm" svg:y2="55.053cm">
                      <text:p/>
                    </draw:line>
                    <draw:line draw:style-name="gr22" draw:text-style-name="P6" draw:layer="layout" svg:x1="9.58cm" svg:y1="55.463cm" svg:x2="12.042cm" svg:y2="55.053cm">
                      <text:p/>
                    </draw:line>
                    <draw:line draw:style-name="gr22" draw:text-style-name="P6" draw:layer="layout" svg:x1="9.58cm" svg:y1="55.463cm" svg:x2="10.811cm" svg:y2="55.053cm">
                      <text:p/>
                    </draw:line>
                    <draw:line draw:style-name="gr22" draw:text-style-name="P6" draw:layer="layout" svg:x1="9.58cm" svg:y1="55.46cm" svg:x2="8.349cm" svg:y2="55.052cm">
                      <text:p/>
                    </draw:line>
                    <draw:line draw:style-name="gr22" draw:text-style-name="P6" draw:layer="layout" svg:x1="9.58cm" svg:y1="55.464cm" svg:x2="9.58cm" svg:y2="55.052cm">
                      <text:p/>
                    </draw:line>
                  </draw:g>
                </draw:g>
              </draw:g>
            </draw:g>
            <draw:frame draw:style-name="gr21" draw:text-style-name="P12" draw:layer="layout" svg:width="18.034cm" svg:height="0.886cm" svg:x="0.5cm" svg:y="52.236cm">
              <draw:text-box>
                <text:p text:style-name="P3"><text:span text:style-name="T6">Enrichment analyses</text:span></text:p>
              </draw:text-box>
            </draw:frame>
          </draw:g>
          <draw:g>
            <draw:frame draw:style-name="gr21" draw:text-style-name="P12" draw:layer="layout" svg:width="8.13cm" svg:height="0.886cm" svg:x="28.419cm" svg:y="52.3cm">
              <draw:text-box>
                <text:p text:style-name="P3"><text:span text:style-name="T6">Family-wise error rates</text:span></text:p>
              </draw:text-box>
            </draw:frame>
            <draw:g>
              <draw:line draw:style-name="gr22" draw:text-style-name="P6" draw:layer="layout" svg:x1="26.955cm" svg:y1="59.287cm" svg:x2="26.026cm" svg:y2="60.592cm">
                <text:p/>
              </draw:line>
              <draw:line draw:style-name="gr22" draw:text-style-name="P6" draw:layer="layout" svg:x1="38.599cm" svg:y1="58.671cm" svg:x2="39.625cm" svg:y2="58.876cm">
                <text:p/>
              </draw:line>
              <draw:line draw:style-name="gr22" draw:text-style-name="P6" draw:layer="layout" svg:x1="38.394cm" svg:y1="58.876cm" svg:x2="39.215cm" svg:y2="58.001cm">
                <text:p/>
              </draw:line>
              <draw:custom-shape draw:style-name="gr23" draw:text-style-name="P5" xml:id="id32" draw:id="id32" draw:layer="layout" svg:width="4.105cm" svg:height="1.437cm" svg:x="26.955cm" svg:y="58.568cm">
                <text:p text:style-name="P3"><text:span text:style-name="T3">FWER = 0.04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5" xml:id="id31" draw:id="id31" draw:layer="layout" svg:width="4.103cm" svg:height="1.437cm" svg:x="34.495cm" svg:y="58.568cm">
                <text:p text:style-name="P3"><text:span text:style-name="T3">FWER = 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xml:id="id29" draw:id="id29" draw:layer="layout" svg:width="4.104cm" svg:height="1.436cm" svg:x="30.392cm" svg:y="55.388cm">
                <text:p text:style-name="P3"><text:span text:style-name="T3">FWER = 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5" xml:id="id34" draw:id="id34" draw:layer="layout" svg:width="4.105cm" svg:height="1.436cm" svg:x="36.751cm" svg:y="61.748cm">
                <text:p text:style-name="P3"><text:span text:style-name="T3">FWER = 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5" xml:id="id33" draw:id="id33" draw:layer="layout" svg:width="4.103cm" svg:height="1.436cm" svg:x="32.238cm" svg:y="61.748cm">
                <text:p text:style-name="P3"><text:span text:style-name="T3">FWER = 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13" xml:id="id35" draw:id="id35" draw:layer="layout" svg:width="4.105cm" svg:height="1.436cm" svg:x="26.955cm" svg:y="61.748cm">
                <text:p text:style-name="P3"><text:span text:style-name="T3">FWER = 0.04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9" draw:text-style-name="P6" xml:id="id30" draw:id="id30" draw:layer="layout" draw:type="line" svg:x1="32.444cm" svg:y1="56.824cm" svg:x2="32.444cm" svg:y2="56.824cm" draw:start-shape="id29" draw:start-glue-point="2" draw:end-shape="id29" draw:end-glue-point="2" svg:d="M32444 56824z" svg:viewBox="0 0 1 1">
                <text:p/>
              </draw:connector>
              <draw:connector draw:style-name="gr10" draw:text-style-name="P6" draw:layer="layout" draw:type="line" svg:x1="32.444cm" svg:y1="56.824cm" svg:x2="36.546cm" svg:y2="58.568cm" draw:start-shape="id30" draw:start-glue-point="0" draw:end-shape="id31" draw:end-glue-point="0" svg:d="M32444 56824l4102 1744" svg:viewBox="0 0 4103 1745">
                <text:p/>
              </draw:connector>
              <draw:connector draw:style-name="gr10" draw:text-style-name="P6" draw:layer="layout" draw:type="line" svg:x1="32.443cm" svg:y1="56.825cm" svg:x2="29.007cm" svg:y2="58.568cm" draw:end-shape="id32" draw:end-glue-point="0" svg:d="M32443 56825l-3436 1743" svg:viewBox="0 0 3437 1744">
                <text:p/>
              </draw:connector>
              <draw:connector draw:style-name="gr10" draw:text-style-name="P6" draw:layer="layout" draw:type="line" svg:x1="36.546cm" svg:y1="60.005cm" svg:x2="34.289cm" svg:y2="61.748cm" draw:start-shape="id31" draw:start-glue-point="2" draw:end-shape="id33" draw:end-glue-point="0" svg:d="M36546 60005l-2257 1743" svg:viewBox="0 0 2258 1744">
                <text:p/>
              </draw:connector>
              <draw:connector draw:style-name="gr10" draw:text-style-name="P6" draw:layer="layout" draw:type="line" svg:x1="36.546cm" svg:y1="60.005cm" svg:x2="38.803cm" svg:y2="61.748cm" draw:start-shape="id31" draw:start-glue-point="2" draw:end-shape="id34" draw:end-glue-point="0" svg:d="M36546 60005l2257 1743" svg:viewBox="0 0 2258 1744">
                <text:p/>
              </draw:connector>
              <draw:connector draw:style-name="gr10" draw:text-style-name="P6" draw:layer="layout" draw:type="line" svg:x1="29.007cm" svg:y1="60.005cm" svg:x2="29.007cm" svg:y2="61.748cm" draw:start-shape="id32" draw:start-glue-point="2" draw:end-shape="id35" draw:end-glue-point="0" svg:d="M29007 60005v1743" svg:viewBox="0 0 1 1744">
                <text:p/>
              </draw:connector>
              <draw:g>
                <draw:line draw:style-name="gr22" draw:text-style-name="P6" draw:layer="layout" svg:x1="34.291cm" svg:y1="63.184cm" svg:x2="34.906cm" svg:y2="64.005cm">
                  <text:p/>
                </draw:line>
                <draw:line draw:style-name="gr22" draw:text-style-name="P6" draw:layer="layout" svg:x1="34.29cm" svg:y1="63.184cm" svg:x2="33.675cm" svg:y2="64.097cm">
                  <text:p/>
                </draw:line>
                <draw:g>
                  <draw:custom-shape draw:style-name="gr26" draw:text-style-name="P3" draw:layer="layout" svg:width="1.025cm" svg:height="1.026cm" svg:x="34.394cm" svg:y="63.59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4.291cm" svg:y="63.719cm">
                    <draw:text-box>
                      <text:p text:style-name="P3">g1</text:p>
                    </draw:text-box>
                  </draw:frame>
                  <draw:custom-shape draw:style-name="gr27" draw:text-style-name="P11" draw:layer="layout" svg:width="1.025cm" svg:height="1.026cm" svg:x="34.394cm" svg:y="63.59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4.291cm" svg:y="63.72cm">
                    <draw:text-box>
                      <text:p text:style-name="P3"><text:span text:style-name="T4">g6</text:span></text:p>
                    </draw:text-box>
                  </draw:frame>
                </draw:g>
                <draw:g>
                  <draw:custom-shape draw:style-name="gr28" draw:text-style-name="P3" draw:layer="layout" svg:width="1.027cm" svg:height="1.026cm" svg:x="33.162cm" svg:y="63.59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33.059cm" svg:y="63.719cm">
                    <draw:text-box>
                      <text:p text:style-name="P3">g1</text:p>
                    </draw:text-box>
                  </draw:frame>
                  <draw:custom-shape draw:style-name="gr29" draw:text-style-name="P14" draw:layer="layout" svg:width="1.027cm" svg:height="1.026cm" svg:x="33.162cm" svg:y="63.596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33.059cm" svg:y="63.72cm">
                    <draw:text-box>
                      <text:p text:style-name="P3"><text:span text:style-name="T4">g2</text:span></text:p>
                    </draw:text-box>
                  </draw:frame>
                </draw:g>
              </draw:g>
              <draw:g>
                <draw:line draw:style-name="gr22" draw:text-style-name="P6" draw:layer="layout" svg:x1="38.804cm" svg:y1="63.179cm" svg:x2="40.65cm" svg:y2="63.719cm">
                  <text:p/>
                </draw:line>
                <draw:line draw:style-name="gr22" draw:text-style-name="P6" draw:layer="layout" svg:x1="38.804cm" svg:y1="63.185cm" svg:x2="38.189cm" svg:y2="64.005cm">
                  <text:p/>
                </draw:line>
                <draw:line draw:style-name="gr22" draw:text-style-name="P6" draw:layer="layout" svg:x1="38.804cm" svg:y1="63.179cm" svg:x2="39.419cm" svg:y2="64.004cm">
                  <text:p/>
                </draw:line>
                <draw:line draw:style-name="gr22" draw:text-style-name="P6" draw:layer="layout" svg:x1="38.804cm" svg:y1="63.185cm" svg:x2="36.958cm" svg:y2="63.72cm">
                  <text:p/>
                </draw:line>
                <draw:g>
                  <draw:custom-shape draw:style-name="gr26" draw:text-style-name="P3" draw:layer="layout" svg:width="1.025cm" svg:height="1.026cm" svg:x="40.138cm" svg:y="63.594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40.035cm" svg:y="63.719cm">
                    <draw:text-box>
                      <text:p text:style-name="P3">g1</text:p>
                    </draw:text-box>
                  </draw:frame>
                  <draw:custom-shape draw:style-name="gr30" draw:text-style-name="P15" draw:layer="layout" svg:width="1.025cm" svg:height="1.026cm" svg:x="40.138cm" svg:y="63.59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40.035cm" svg:y="63.719cm">
                    <draw:text-box>
                      <text:p text:style-name="P3"><text:span text:style-name="T4">g9</text:span></text:p>
                    </draw:text-box>
                  </draw:frame>
                </draw:g>
                <draw:g>
                  <draw:custom-shape draw:style-name="gr28" draw:text-style-name="P3" draw:layer="layout" svg:width="1.027cm" svg:height="1.026cm" svg:x="38.906cm" svg:y="63.594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8.804cm" svg:y="63.719cm">
                    <draw:text-box>
                      <text:p text:style-name="P3">g1</text:p>
                    </draw:text-box>
                  </draw:frame>
                  <draw:custom-shape draw:style-name="gr31" draw:text-style-name="P11" draw:layer="layout" svg:width="1.027cm" svg:height="1.026cm" svg:x="38.906cm" svg:y="63.59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8.804cm" svg:y="63.719cm">
                    <draw:text-box>
                      <text:p text:style-name="P3"><text:span text:style-name="T4">g7</text:span></text:p>
                    </draw:text-box>
                  </draw:frame>
                </draw:g>
                <draw:g>
                  <draw:custom-shape draw:style-name="gr26" draw:text-style-name="P3" draw:layer="layout" svg:width="1.025cm" svg:height="1.026cm" svg:x="36.445cm" svg:y="63.594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6.342cm" svg:y="63.719cm">
                    <draw:text-box>
                      <text:p text:style-name="P3">g1</text:p>
                    </draw:text-box>
                  </draw:frame>
                  <draw:custom-shape draw:style-name="gr32" draw:text-style-name="P14" draw:layer="layout" svg:width="1.025cm" svg:height="1.026cm" svg:x="36.445cm" svg:y="63.59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6.342cm" svg:y="63.719cm">
                    <draw:text-box>
                      <text:p text:style-name="P3"><text:span text:style-name="T4">g2</text:span></text:p>
                    </draw:text-box>
                  </draw:frame>
                </draw:g>
                <draw:g>
                  <draw:custom-shape draw:style-name="gr33" draw:text-style-name="P3" draw:layer="layout" svg:width="1.026cm" svg:height="1.026cm" svg:x="37.675cm" svg:y="63.594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7.573cm" svg:y="63.719cm">
                    <draw:text-box>
                      <text:p text:style-name="P3">g1</text:p>
                    </draw:text-box>
                  </draw:frame>
                  <draw:custom-shape draw:style-name="gr34" draw:text-style-name="P11" draw:layer="layout" svg:width="1.026cm" svg:height="1.026cm" svg:x="37.675cm" svg:y="63.59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37.573cm" svg:y="63.719cm">
                    <draw:text-box>
                      <text:p text:style-name="P3"><text:span text:style-name="T4">g5</text:span></text:p>
                    </draw:text-box>
                  </draw:frame>
                </draw:g>
              </draw:g>
              <draw:g>
                <draw:line draw:style-name="gr22" draw:text-style-name="P6" draw:layer="layout" svg:x1="28.957cm" svg:y1="63.178cm" svg:x2="28.957cm" svg:y2="64.21cm">
                  <text:p/>
                </draw:line>
                <draw:line draw:style-name="gr22" draw:text-style-name="P6" draw:layer="layout" svg:x1="28.957cm" svg:y1="63.184cm" svg:x2="30.598cm" svg:y2="64.005cm">
                  <text:p/>
                </draw:line>
                <draw:line draw:style-name="gr22" draw:text-style-name="P6" draw:layer="layout" svg:x1="28.957cm" svg:y1="63.184cm" svg:x2="27.726cm" svg:y2="63.717cm">
                  <text:p/>
                </draw:line>
                <draw:g>
                  <draw:custom-shape draw:style-name="gr33" draw:text-style-name="P3" draw:layer="layout" svg:width="1.026cm" svg:height="1.026cm" svg:x="27.213cm" svg:y="63.593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2cm" svg:height="1.716cm" svg:x="27.11cm" svg:y="63.717cm">
                    <draw:text-box>
                      <text:p text:style-name="P3"><text:span text:style-name="T4">g1</text:span></text:p>
                    </draw:text-box>
                  </draw:frame>
                </draw:g>
                <draw:g>
                  <draw:custom-shape draw:style-name="gr35" draw:text-style-name="P3" draw:layer="layout" svg:width="1.026cm" svg:height="1.027cm" svg:x="28.444cm" svg:y="63.593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cm" svg:height="1.716cm" svg:x="28.342cm" svg:y="63.718cm">
                    <draw:text-box>
                      <text:p text:style-name="P3">g1</text:p>
                    </draw:text-box>
                  </draw:frame>
                  <draw:custom-shape draw:style-name="gr33" draw:text-style-name="P3" draw:layer="layout" svg:width="1.026cm" svg:height="1.026cm" svg:x="28.444cm" svg:y="63.594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cm" svg:height="1.716cm" svg:x="28.342cm" svg:y="63.719cm">
                    <draw:text-box>
                      <text:p text:style-name="P3"><text:span text:style-name="T4">g2</text:span></text:p>
                    </draw:text-box>
                  </draw:frame>
                </draw:g>
                <draw:g>
                  <draw:custom-shape draw:style-name="gr33" draw:text-style-name="P3" draw:layer="layout" svg:width="1.026cm" svg:height="1.026cm" svg:x="29.675cm" svg:y="63.593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9.572cm" svg:y="63.717cm">
                    <draw:text-box>
                      <text:p text:style-name="P3">g1</text:p>
                    </draw:text-box>
                  </draw:frame>
                  <draw:custom-shape draw:style-name="gr35" draw:text-style-name="P3" draw:layer="layout" svg:width="1.026cm" svg:height="1.027cm" svg:x="29.675cm" svg:y="63.593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9.572cm" svg:y="63.718cm">
                    <draw:text-box>
                      <text:p text:style-name="P3"><text:span text:style-name="T4">g4</text:span></text:p>
                    </draw:text-box>
                  </draw:frame>
                </draw:g>
              </draw:g>
              <draw:g>
                <draw:line draw:style-name="gr22" draw:text-style-name="P6" draw:layer="layout" svg:x1="26.955cm" svg:y1="59.286cm" svg:x2="25.772cm" svg:y2="57.645cm">
                  <text:p/>
                </draw:line>
                <draw:g>
                  <draw:custom-shape draw:style-name="gr26" draw:text-style-name="P3" draw:layer="layout" svg:width="1.025cm" svg:height="1.026cm" svg:x="25.367cm" svg:y="59.98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5.264cm" svg:y="60.106cm">
                    <draw:text-box>
                      <text:p text:style-name="P3">g1</text:p>
                    </draw:text-box>
                  </draw:frame>
                  <draw:custom-shape draw:style-name="gr36" draw:text-style-name="P3" draw:layer="layout" svg:width="1.025cm" svg:height="1.027cm" svg:x="25.367cm" svg:y="59.98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5.264cm" svg:y="60.107cm">
                    <draw:text-box>
                      <text:p text:style-name="P3"><text:span text:style-name="T4">g4</text:span></text:p>
                    </draw:text-box>
                  </draw:frame>
                </draw:g>
                <draw:g>
                  <draw:custom-shape draw:style-name="gr13" draw:text-style-name="P3" draw:layer="layout" svg:width="1.025cm" svg:height="1.025cm" svg:x="25.367cm" svg:y="57.52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5.264cm" svg:y="57.645cm">
                    <draw:text-box>
                      <text:p text:style-name="P3"><text:span text:style-name="T4">g1</text:span></text:p>
                    </draw:text-box>
                  </draw:frame>
                </draw:g>
                <draw:g>
                  <draw:custom-shape draw:style-name="gr26" draw:text-style-name="P3" draw:layer="layout" svg:width="1.025cm" svg:height="1.026cm" svg:x="25.367cm" svg:y="58.7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5.264cm" svg:y="58.875cm">
                    <draw:text-box>
                      <text:p text:style-name="P3">g1</text:p>
                    </draw:text-box>
                  </draw:frame>
                  <draw:custom-shape draw:style-name="gr26" draw:text-style-name="P3" draw:layer="layout" svg:width="1.025cm" svg:height="1.026cm" svg:x="25.367cm" svg:y="58.752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frame draw:style-name="gr12" draw:text-style-name="P7" draw:layer="layout" svg:width="1.231cm" svg:height="1.716cm" svg:x="25.264cm" svg:y="58.876cm">
                    <draw:text-box>
                      <text:p text:style-name="P3"><text:span text:style-name="T4">g2</text:span></text:p>
                    </draw:text-box>
                  </draw:frame>
                </draw:g>
                <draw:line draw:style-name="gr22" draw:text-style-name="P6" draw:layer="layout" svg:x1="26.955cm" svg:y1="59.286cm" svg:x2="26.392cm" svg:y2="59.287cm">
                  <text:p/>
                </draw:line>
              </draw:g>
              <draw:g>
                <draw:line draw:style-name="gr22" draw:text-style-name="P6" draw:layer="layout" svg:x1="38.599cm" svg:y1="58.671cm" svg:x2="39.625cm" svg:y2="60.107cm">
                  <text:p/>
                </draw:line>
                <draw:line draw:style-name="gr22" draw:text-style-name="P6" draw:layer="layout" svg:x1="38.599cm" svg:y1="58.671cm" svg:x2="36.958cm" svg:y2="57.645cm">
                  <text:p/>
                </draw:line>
                <draw:g>
                  <draw:g>
                    <draw:custom-shape draw:style-name="gr33" draw:text-style-name="P3" draw:layer="layout" svg:width="1.026cm" svg:height="1.026cm" svg:x="39.009cm" svg:y="59.556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38.906cm" svg:y="59.68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39.009cm" svg:y="59.556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37" draw:text-style-name="P7" draw:layer="layout" svg:width="1.232cm" svg:height="1.715cm" svg:x="38.906cm" svg:y="59.682cm">
                      <draw:text-box>
                        <text:p text:style-name="P3"><text:span text:style-name="T4">g9</text:span></text:p>
                      </draw:text-box>
                    </draw:frame>
                  </draw:g>
                  <draw:g>
                    <draw:custom-shape draw:style-name="gr33" draw:text-style-name="P3" draw:layer="layout" svg:width="1.026cm" svg:height="1.026cm" svg:x="37.778cm" svg:y="57.099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7.675cm" svg:y="57.223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37.778cm" svg:y="57.1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37.675cm" svg:y="57.224cm">
                      <draw:text-box>
                        <text:p text:style-name="P3"><text:span text:style-name="T4">g5</text:span></text:p>
                      </draw:text-box>
                    </draw:frame>
                  </draw:g>
                  <draw:g>
                    <draw:custom-shape draw:style-name="gr33" draw:text-style-name="P3" draw:layer="layout" svg:width="1.026cm" svg:height="1.026cm" svg:x="36.547cm" svg:y="57.099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cm" svg:height="1.716cm" svg:x="36.445cm" svg:y="57.223cm">
                      <draw:text-box>
                        <text:p text:style-name="P3">g1</text:p>
                      </draw:text-box>
                    </draw:frame>
                    <draw:custom-shape draw:style-name="gr33" draw:text-style-name="P3" draw:layer="layout" svg:width="1.026cm" svg:height="1.026cm" svg:x="36.547cm" svg:y="57.1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cm" svg:height="1.716cm" svg:x="36.445cm" svg:y="57.224cm">
                      <draw:text-box>
                        <text:p text:style-name="P3"><text:span text:style-name="T4">g2</text:span></text:p>
                      </draw:text-box>
                    </draw:frame>
                  </draw:g>
                  <draw:g>
                    <draw:custom-shape draw:style-name="gr33" draw:text-style-name="P3" draw:layer="layout" svg:width="1.026cm" svg:height="1.026cm" svg:x="39.009cm" svg:y="57.099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38.906cm" svg:y="57.223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39.009cm" svg:y="57.1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38.906cm" svg:y="57.224cm">
                      <draw:text-box>
                        <text:p text:style-name="P3"><text:span text:style-name="T4">g6</text:span></text:p>
                      </draw:text-box>
                    </draw:frame>
                  </draw:g>
                  <draw:g>
                    <draw:custom-shape draw:style-name="gr11" draw:text-style-name="P3" draw:layer="layout" svg:width="1.026cm" svg:height="1.025cm" svg:x="39.009cm" svg:y="58.328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38.906cm" svg:y="58.452cm">
                      <draw:text-box>
                        <text:p text:style-name="P3">g1</text:p>
                      </draw:text-box>
                    </draw:frame>
                    <draw:custom-shape draw:style-name="gr34" draw:text-style-name="P11" draw:layer="layout" svg:width="1.026cm" svg:height="1.026cm" svg:x="39.009cm" svg:y="58.328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2cm" svg:height="1.716cm" svg:x="38.906cm" svg:y="58.453cm">
                      <draw:text-box>
                        <text:p text:style-name="P3"><text:span text:style-name="T4">g7</text:span></text:p>
                      </draw:text-box>
                    </draw:frame>
                  </draw:g>
                </draw:g>
                <draw:line draw:style-name="gr22" draw:text-style-name="P6" draw:layer="layout" svg:x1="38.599cm" svg:y1="58.671cm" svg:x2="38.394cm" svg:y2="58.125cm">
                  <text:p/>
                </draw:line>
              </draw:g>
              <draw:g>
                <draw:line draw:style-name="gr22" draw:text-style-name="P6" draw:layer="layout" svg:x1="32.444cm" svg:y1="55.39cm" svg:x2="29.982cm" svg:y2="54.98cm">
                  <text:p/>
                </draw:line>
                <draw:g>
                  <draw:g>
                    <draw:custom-shape draw:style-name="gr13" draw:text-style-name="P3" draw:layer="layout" svg:width="1.025cm" svg:height="1.025cm" svg:x="29.469cm" svg:y="53.954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29.366cm" svg:y="54.078cm">
                      <draw:text-box>
                        <text:p text:style-name="P3">g1</text:p>
                      </draw:text-box>
                    </draw:frame>
                    <draw:custom-shape draw:style-name="gr13" draw:text-style-name="P3" draw:layer="layout" svg:width="1.025cm" svg:height="1.025cm" svg:x="29.469cm" svg:y="53.955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2" draw:text-style-name="P7" draw:layer="layout" svg:width="1.231cm" svg:height="1.716cm" svg:x="29.366cm" svg:y="54.079cm">
                      <draw:text-box>
                        <text:p text:style-name="P3"><text:span text:style-name="T4">g2</text:span></text:p>
                      </draw:text-box>
                    </draw:frame>
                  </draw:g>
                  <draw:g>
                    <draw:g>
                      <draw:custom-shape draw:style-name="gr16" draw:text-style-name="P3" draw:layer="layout" svg:width="1.027cm" svg:height="1.025cm" svg:x="31.93cm" svg:y="53.954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31.828cm" svg:y="54.078cm">
                        <draw:text-box>
                          <text:p text:style-name="P3">g1</text:p>
                        </draw:text-box>
                      </draw:frame>
                      <draw:custom-shape draw:style-name="gr17" draw:text-style-name="P11" draw:layer="layout" svg:width="1.027cm" svg:height="1.025cm" svg:x="31.93cm" svg:y="53.955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31.828cm" svg:y="54.079cm">
                        <draw:text-box>
                          <text:p text:style-name="P3"><text:span text:style-name="T4">g5</text:span></text:p>
                        </draw:text-box>
                      </draw:frame>
                    </draw:g>
                    <draw:g>
                      <draw:custom-shape draw:style-name="gr11" draw:text-style-name="P3" draw:layer="layout" svg:width="1.026cm" svg:height="1.025cm" svg:x="33.162cm" svg:y="53.954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33.059cm" svg:y="54.078cm">
                        <draw:text-box>
                          <text:p text:style-name="P3">g1</text:p>
                        </draw:text-box>
                      </draw:frame>
                      <draw:custom-shape draw:style-name="gr15" draw:text-style-name="P11" draw:layer="layout" svg:width="1.026cm" svg:height="1.025cm" svg:x="33.162cm" svg:y="53.955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33.059cm" svg:y="54.079cm">
                        <draw:text-box>
                          <text:p text:style-name="P3"><text:span text:style-name="T4">g6</text:span></text:p>
                        </draw:text-box>
                      </draw:frame>
                    </draw:g>
                    <draw:g>
                      <draw:custom-shape draw:style-name="gr13" draw:text-style-name="P3" draw:layer="layout" svg:width="1.025cm" svg:height="1.025cm" svg:x="34.393cm" svg:y="53.954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34.29cm" svg:y="54.078cm">
                        <draw:text-box>
                          <text:p text:style-name="P3">g1</text:p>
                        </draw:text-box>
                      </draw:frame>
                      <draw:custom-shape draw:style-name="gr14" draw:text-style-name="P11" draw:layer="layout" svg:width="1.025cm" svg:height="1.025cm" svg:x="34.393cm" svg:y="53.955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34.29cm" svg:y="54.079cm">
                        <draw:text-box>
                          <text:p text:style-name="P3"><text:span text:style-name="T4">g7</text:span></text:p>
                        </draw:text-box>
                      </draw:frame>
                    </draw:g>
                    <draw:g>
                      <draw:custom-shape draw:style-name="gr11" draw:text-style-name="P3" draw:layer="layout" svg:width="1.026cm" svg:height="1.025cm" svg:x="28.238cm" svg:y="53.954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cm" svg:height="1.716cm" svg:x="28.136cm" svg:y="54.078cm">
                        <draw:text-box>
                          <text:p text:style-name="P3"><text:span text:style-name="T4">g1</text:span></text:p>
                        </draw:text-box>
                      </draw:frame>
                    </draw:g>
                    <draw:g>
                      <draw:custom-shape draw:style-name="gr13" draw:text-style-name="P3" draw:layer="layout" svg:width="1.025cm" svg:height="1.025cm" svg:x="30.7cm" svg:y="53.954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30.597cm" svg:y="54.078cm">
                        <draw:text-box>
                          <text:p text:style-name="P3">g1</text:p>
                        </draw:text-box>
                      </draw:frame>
                      <draw:custom-shape draw:style-name="gr13" draw:text-style-name="P3" draw:layer="layout" svg:width="1.025cm" svg:height="1.025cm" svg:x="30.7cm" svg:y="53.955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1cm" svg:height="1.716cm" svg:x="30.597cm" svg:y="54.079cm">
                        <draw:text-box>
                          <text:p text:style-name="P3"><text:span text:style-name="T4">g4</text:span></text:p>
                        </draw:text-box>
                      </draw:frame>
                    </draw:g>
                    <draw:line draw:style-name="gr22" draw:text-style-name="P6" draw:layer="layout" svg:x1="32.445cm" svg:y1="55.389cm" svg:x2="28.752cm" svg:y2="54.98cm">
                      <text:p/>
                    </draw:line>
                    <draw:g>
                      <draw:custom-shape draw:style-name="gr11" draw:text-style-name="P3" draw:layer="layout" svg:width="1.026cm" svg:height="1.025cm" svg:x="35.623cm" svg:y="53.955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cm" svg:height="1.716cm" svg:x="35.521cm" svg:y="54.079cm">
                        <draw:text-box>
                          <text:p text:style-name="P3">g1</text:p>
                        </draw:text-box>
                      </draw:frame>
                      <draw:custom-shape draw:style-name="gr15" draw:text-style-name="P11" draw:layer="layout" svg:width="1.026cm" svg:height="1.025cm" svg:x="35.623cm" svg:y="53.956cm">
                        <text:p/>
  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  <draw:frame draw:style-name="gr12" draw:text-style-name="P7" draw:layer="layout" svg:width="1.23cm" svg:height="1.716cm" svg:x="35.521cm" svg:y="54.08cm">
                        <draw:text-box>
                          <text:p text:style-name="P3"><text:span text:style-name="T4">g9</text:span></text:p>
                        </draw:text-box>
                      </draw:frame>
                    </draw:g>
                    <draw:line draw:style-name="gr22" draw:text-style-name="P6" draw:layer="layout" svg:x1="32.444cm" svg:y1="55.39cm" svg:x2="36.137cm" svg:y2="54.981cm">
                      <text:p/>
                    </draw:line>
                    <draw:line draw:style-name="gr22" draw:text-style-name="P6" draw:layer="layout" svg:x1="32.444cm" svg:y1="55.391cm" svg:x2="34.906cm" svg:y2="54.981cm">
                      <text:p/>
                    </draw:line>
                    <draw:line draw:style-name="gr22" draw:text-style-name="P6" draw:layer="layout" svg:x1="32.444cm" svg:y1="55.391cm" svg:x2="33.675cm" svg:y2="54.981cm">
                      <text:p/>
                    </draw:line>
                    <draw:line draw:style-name="gr22" draw:text-style-name="P6" draw:layer="layout" svg:x1="32.444cm" svg:y1="55.388cm" svg:x2="31.213cm" svg:y2="54.98cm">
                      <text:p/>
                    </draw:line>
                    <draw:line draw:style-name="gr22" draw:text-style-name="P6" draw:layer="layout" svg:x1="32.444cm" svg:y1="55.392cm" svg:x2="32.444cm" svg:y2="54.98cm">
                      <text:p/>
                    </draw:line>
                  </draw:g>
                </draw:g>
              </draw:g>
            </draw:g>
          </draw:g>
        </draw:g>
        <draw:frame draw:style-name="gr41" draw:text-style-name="P17" draw:layer="layout" svg:width="8.128cm" svg:height="6.228cm" svg:x="1.262cm" svg:y="21.152cm">
          <draw:text-box>
            <text:list text:style-name="L2">
              <text:list-item>
                <text:p text:style-name="P16"><text:span text:style-name="T6">genes get assigned to GO-categories using annotations obtained from biomart </text:span></text:p>
              </text:list-item>
              <text:list-item>
                <text:p text:style-name="P16"><text:span text:style-name="T6">higher-level GO-categories (parent nodes) inherit these assignment</text:span></text:p>
              </text:list-item>
            </text:list>
          </draw:text-box>
        </draw:frame>
        <draw:g>
          <draw:line draw:style-name="gr42" draw:text-style-name="P18" draw:layer="layout" svg:x1="10.406cm" svg:y1="20.776cm" svg:x2="10.406cm" svg:y2="27.126cm">
            <text:p/>
          </draw:line>
        </draw:g>
        <draw:g>
          <draw:frame draw:style-name="gr43" draw:text-style-name="P19" draw:layer="layout" svg:width="8.128cm" svg:height="6.228cm" svg:x="11.676cm" svg:y="21.03cm">
            <draw:text-box>
              <text:list text:style-name="L2">
                <text:list-header>
                  <text:p text:style-name="P16"><text:span text:style-name="T7">Example</text:span></text:p>
                </text:list-header>
                <text:list-item>
                  <text:p text:style-name="P16"><text:span text:style-name="T7">genes 1, 2 and 4 are annotated to GO-category ‘hydrolase activity’</text:span></text:p>
                </text:list-item>
                <text:list-item>
                  <text:p text:style-name="P16"><text:span text:style-name="T7">‘</text:span><text:span text:style-name="T7">catalytic activity’ and ‘molecular function’ inherit these annotations</text:span></text:p>
                </text:list-item>
              </text:list>
            </draw:text-box>
          </draw:frame>
        </draw:g>
        <draw:frame draw:style-name="gr44" draw:text-style-name="P17" draw:layer="layout" svg:width="8.128cm" svg:height="5.842cm" svg:x="24.376cm" svg:y="21.03cm">
          <draw:text-box>
            <text:list text:style-name="L2">
              <text:list-item>
                <text:p text:style-name="P16"><text:span text:style-name="T6">generate <text:s/>randomsets (defaults to 1000)</text:span></text:p>
              </text:list-item>
              <text:list-item>
                <text:p text:style-name="P16"><text:span text:style-name="T6">permute candidate and background genes</text:span></text:p>
              </text:list-item>
              <text:list-item>
                <text:p text:style-name="P16"><text:span text:style-name="T6">keep annotation of genes to GO-categories</text:span></text:p>
              </text:list-item>
            </text:list>
          </draw:text-box>
        </draw:frame>
        <draw:frame draw:style-name="gr45" draw:text-style-name="P17" draw:layer="layout" svg:width="8.128cm" svg:height="4.064cm" svg:x="34.29cm" svg:y="21.03cm">
          <draw:text-box>
            <text:list text:style-name="L2">
              <text:list-item>
                <text:p text:style-name="P16"><text:span text:style-name="T6">recompute p-values</text:span></text:p>
              </text:list-item>
              <text:list-item>
                <text:p text:style-name="P16"><text:span text:style-name="T6">for each randomset store lowest p-value across all GO-categories</text:span></text:p>
              </text:list-item>
            </text:list>
          </draw:text-box>
        </draw:frame>
        <draw:g>
          <draw:line draw:style-name="gr42" draw:text-style-name="P18" draw:layer="layout" svg:x1="33.265cm" svg:y1="20.776cm" svg:x2="33.265cm" svg:y2="27.126cm">
            <text:p/>
          </draw:line>
        </draw:g>
        <draw:frame draw:style-name="gr46" draw:text-style-name="P17" draw:layer="layout" svg:width="8.128cm" svg:height="5.396cm" svg:x="1.262cm" svg:y="44.159cm">
          <draw:text-box>
            <text:list text:style-name="L2">
              <text:list-item>
                <text:p text:style-name="P16"><text:span text:style-name="T6">compute candidate gene enrichment for each</text:span><text:span text:style-name="T6"><text:line-break/></text:span><text:span text:style-name="T6">GO-category using the hypergeometric test</text:span></text:p>
              </text:list-item>
              <text:list-item>
                <text:p text:style-name="P16"><text:span text:style-name="T6">0-hypothesis: genes are assigned randomly to </text:span><text:span text:style-name="T6"><text:line-break/></text:span><text:span text:style-name="T6">GO-categories</text:span></text:p>
              </text:list-item>
            </text:list>
          </draw:text-box>
        </draw:frame>
        <draw:g>
          <draw:frame draw:style-name="gr47" draw:text-style-name="P19" draw:layer="layout" svg:width="8.128cm" svg:height="6.126cm" svg:x="11.676cm" svg:y="44.159cm">
            <draw:text-box>
              <text:list text:style-name="L2">
                <text:list-header>
                  <text:p text:style-name="P16"><text:span text:style-name="T7">Example</text:span></text:p>
                </text:list-header>
                <text:list-item>
                  <text:p text:style-name="P16"><text:span text:style-name="T7">the probability to get 3 candidate genes when drawing 3 times without replacement from a set of 3 candidate and 4 background genes is 0.029</text:span></text:p>
                </text:list-item>
              </text:list>
            </draw:text-box>
          </draw:frame>
        </draw:g>
        <draw:g>
          <draw:line draw:style-name="gr42" draw:text-style-name="P18" draw:layer="layout" svg:x1="10.406cm" svg:y1="44.189cm" svg:x2="10.406cm" svg:y2="50.539cm">
            <text:p/>
          </draw:line>
        </draw:g>
        <draw:g>
          <draw:frame draw:style-name="gr48" draw:text-style-name="P17" draw:layer="layout" svg:width="8.128cm" svg:height="6.776cm" svg:x="24.376cm" svg:y="43.942cm">
            <draw:text-box>
              <text:list text:style-name="L2">
                <text:list-item>
                  <text:p text:style-name="P16"><text:span text:style-name="T6">compute FWER for each GO-category</text:span></text:p>
                </text:list-item>
                <text:list-item>
                  <text:p text:style-name="P16"><text:span text:style-name="T6">FWER = fraction of randomsets where the lowest p-value across all GO-categories is lower or equal to the original </text:span><text:span text:style-name="T6"><text:line-break/></text:span><text:span text:style-name="T6">p-value of the GO-category</text:span></text:p>
                </text:list-item>
              </text:list>
            </draw:text-box>
          </draw:frame>
        </draw:g>
        <draw:g>
          <draw:frame draw:style-name="gr49" draw:text-style-name="P19" draw:layer="layout" svg:width="8.128cm" svg:height="6.157cm" svg:x="34.29cm" svg:y="44.159cm">
            <draw:text-box>
              <text:list text:style-name="L2">
                <text:list-header>
                  <text:p text:style-name="P16"><text:span text:style-name="T7">Example</text:span></text:p>
                </text:list-header>
                <text:list-item>
                  <text:p text:style-name="P16"><text:span text:style-name="T7">min. p-values from 1000 randomsets are 0.286, 0.714, 0.144, 0.371, ... </text:span></text:p>
                </text:list-item>
                <text:list-item>
                  <text:p text:style-name="P16"><text:span text:style-name="T7">FWER = 0.04 for ‘hydrolase activity’</text:span><text:span text:style-name="T7"><text:line-break/></text:span><text:span text:style-name="T7">means that 40 of the 1000 min. p-values are &lt;= 0.029 </text:span></text:p>
                </text:list-item>
              </text:list>
            </draw:text-box>
          </draw:frame>
        </draw:g>
        <draw:g>
          <draw:line draw:style-name="gr42" draw:text-style-name="P18" draw:layer="layout" svg:x1="33.265cm" svg:y1="44.189cm" svg:x2="33.265cm" svg:y2="50.539cm">
            <text:p/>
          </draw:line>
        </draw:g>
        <presentation:notes draw:style-name="dp2">
          <draw:page-thumbnail draw:style-name="gr50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851cm" fo:text-indent="0cm"/>
      <style:text-properties fo:font-size="6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637cm" fo:text-indent="0cm"/>
      <style:text-properties fo:font-size="51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422cm" fo:text-indent="0cm"/>
      <style:text-properties fo:font-size="42.7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size="42.7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size="42.7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size="42.7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size="42.7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size="42.7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4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4cm" fo:page-height="6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74cm" svg:height="7.575cm" svg:x="3.012cm" svg:y="2.485cm"/>
      <draw:page-thumbnail draw:layer="backgroundobjects" svg:width="4.974cm" svg:height="7.575cm" svg:x="3.012cm" svg:y="11.061cm"/>
      <draw:page-thumbnail draw:layer="backgroundobjects" svg:width="4.974cm" svg:height="7.575cm" svg:x="3.012cm" svg:y="19.637cm"/>
      <draw:page-thumbnail draw:layer="backgroundobjects" svg:width="4.974cm" svg:height="7.575cm" svg:x="13.012cm" svg:y="2.485cm"/>
      <draw:page-thumbnail draw:layer="backgroundobjects" svg:width="4.974cm" svg:height="7.575cm" svg:x="13.012cm" svg:y="11.061cm"/>
      <draw:page-thumbnail draw:layer="backgroundobjects" svg:width="4.974cm" svg:height="7.575cm" svg:x="13.012cm" svg:y="19.637cm"/>
    </style:handout-master>
    <style:master-page style:name="Default" style:page-layout-name="PM1" draw:style-name="Mdp1">
      <draw:frame presentation:style-name="Default-title" draw:layer="backgroundobjects" svg:width="53.998cm" svg:height="7.513cm" svg:x="2.999cm" svg:y="1.788cm" presentation:class="title" presentation:placeholder="true">
        <draw:text-box/>
      </draw:frame>
      <draw:frame presentation:style-name="Default-outline1" draw:layer="backgroundobjects" svg:width="53.998cm" svg:height="26.098cm" svg:x="2.999cm" svg:y="10.527cm" presentation:class="outline" presentation:placeholder="true">
        <draw:text-box/>
      </draw:frame>
      <draw:frame presentation:style-name="Mpr1" draw:text-style-name="MP2" draw:layer="backgroundobjects" svg:width="13.978cm" svg:height="3.103cm" svg:x="2.999cm" svg:y="40.9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018cm" svg:height="3.103cm" svg:x="20.518cm" svg:y="40.99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978cm" svg:height="3.103cm" svg:x="43.018cm" svg:y="40.99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i </meta:initial-creator>
    <meta:creation-date>2016-04-22T13:31:04.123548932</meta:creation-date>
    <dc:date>2017-10-05T21:50:02.706611887</dc:date>
    <meta:editing-duration>PT4H8M4S</meta:editing-duration>
    <meta:editing-cycles>52</meta:editing-cycles>
    <meta:generator>LibreOffice/5.1.6.2$Linux_X86_64 LibreOffice_project/10m0$Build-2</meta:generator>
    <meta:document-statistic meta:object-count="776"/>
  </office:meta>
</office:document-meta>
</file>